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, monospace"/>
    <style:font-face style:name="Helvetica Neue" svg:font-family="'Helvetica Neue', Helvetica, Arial, sans-serif"/>
    <style:font-face style:name="Monaco" svg:font-family="Monaco, monospace"/>
    <style:font-face style:name="Open Sans" svg:font-family="'Open Sans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fo:font-variant="normal" fo:text-transform="none" fo:color="#27c1dc" style:font-name="Monaco" fo:font-size="9.75pt" fo:letter-spacing="normal" fo:font-style="normal" fo:font-weight="normal" officeooo:rsid="05071c9d" officeooo:paragraph-rsid="001e1d59"/>
    </style:style>
    <style:style style:name="P3" style:family="paragraph" style:parent-style-name="Preformatted_20_Text">
      <loext:graphic-properties draw:fill="solid" draw:fill-color="#222424" draw:opacity="100%"/>
      <style:paragraph-properties fo:margin-top="0cm" fo:margin-bottom="0cm" loext:contextual-spacing="false" fo:orphans="2" fo:widows="2" fo:background-color="#222424" fo:padding="0cm" fo:border="none"/>
      <style:text-properties fo:font-variant="normal" fo:text-transform="none" fo:color="#cecece" fo:letter-spacing="normal" officeooo:paragraph-rsid="001e1d59"/>
    </style:style>
    <style:style style:name="P4" style:family="paragraph" style:parent-style-name="Preformatted_20_Text">
      <loext:graphic-properties draw:fill="solid" draw:fill-color="#222424" draw:opacity="100%"/>
      <style:paragraph-properties fo:margin-top="0cm" fo:margin-bottom="0cm" loext:contextual-spacing="false" fo:text-align="start" style:justify-single-word="false" fo:orphans="2" fo:widows="2" fo:background-color="#222424" fo:padding="0cm" fo:border="none"/>
      <style:text-properties fo:font-variant="normal" fo:text-transform="none" fo:color="#cecece" fo:letter-spacing="normal" officeooo:paragraph-rsid="001e1d59"/>
    </style:style>
    <style:style style:name="P5" style:family="paragraph" style:parent-style-name="Preformatted_20_Text">
      <loext:graphic-properties draw:fill="solid" draw:fill-color="#222424" draw:opacity="100%"/>
      <style:paragraph-properties fo:margin-top="0cm" fo:margin-bottom="0cm" loext:contextual-spacing="false" fo:text-align="start" style:justify-single-word="false" fo:orphans="2" fo:widows="2" fo:background-color="#222424" fo:padding="0cm" fo:border="none"/>
      <style:text-properties fo:font-variant="normal" fo:text-transform="none" fo:color="#cecece" style:font-name="Monaco" fo:font-size="9.75pt" fo:letter-spacing="normal" fo:font-style="normal" fo:font-weight="normal" officeooo:paragraph-rsid="001e1d59"/>
    </style:style>
    <style:style style:name="P6" style:family="paragraph" style:parent-style-name="Preformatted_20_Text">
      <loext:graphic-properties draw:fill="solid" draw:fill-color="#222424" draw:opacity="100%"/>
      <style:paragraph-properties fo:margin-top="0cm" fo:margin-bottom="0cm" loext:contextual-spacing="false" fo:orphans="2" fo:widows="2" fo:background-color="#222424" fo:padding="0cm" fo:border="none"/>
      <style:text-properties fo:font-variant="normal" fo:text-transform="none" fo:color="#27c1dc" style:font-name="Monaco" fo:font-size="9.75pt" fo:letter-spacing="normal" fo:font-style="normal" fo:font-weight="normal" officeooo:paragraph-rsid="001e1d59"/>
    </style:style>
    <style:style style:name="P7" style:family="paragraph" style:parent-style-name="Standard">
      <style:text-properties officeooo:rsid="001e1d59" officeooo:paragraph-rsid="001e1d59"/>
    </style:style>
    <style:style style:name="P8" style:family="paragraph" style:parent-style-name="Text_20_body">
      <style:paragraph-properties fo:orphans="2" fo:widows="2"/>
      <style:text-properties fo:font-variant="normal" fo:text-transform="none" fo:color="#575a5b" style:font-name="Open Sans" fo:font-size="9.75pt" fo:letter-spacing="normal" fo:font-style="normal" fo:font-weight="normal" officeooo:rsid="0526bfd7" officeooo:paragraph-rsid="001e1d59" loext:padding="0cm" loext:border="none"/>
    </style:style>
    <style:style style:name="P9" style:family="paragraph" style:parent-style-name="Text_20_body">
      <style:text-properties fo:font-variant="normal" fo:text-transform="none" fo:color="#575a5b" style:font-name="Open Sans" fo:font-size="9.75pt" fo:letter-spacing="normal" fo:font-style="normal" fo:font-weight="normal" officeooo:rsid="05071c9d" officeooo:paragraph-rsid="001e1d59" loext:padding="0cm" loext:border="none"/>
    </style:style>
    <style:style style:name="P10" style:family="paragraph" style:parent-style-name="Text_20_body">
      <style:text-properties fo:font-variant="normal" fo:text-transform="none" fo:color="#575a5b" style:font-name="Open Sans" fo:font-size="9.75pt" fo:letter-spacing="normal" fo:font-style="normal" fo:font-weight="normal" officeooo:rsid="050bc559" officeooo:paragraph-rsid="001e1d59" loext:padding="0cm" loext:border="none"/>
    </style:style>
    <style:style style:name="P11" style:family="paragraph" style:parent-style-name="Text_20_body">
      <style:text-properties fo:font-variant="normal" fo:text-transform="none" fo:color="#575a5b" style:font-name="Open Sans" fo:font-size="9.75pt" fo:letter-spacing="normal" fo:font-style="normal" fo:font-weight="normal" officeooo:rsid="050c9c53" officeooo:paragraph-rsid="001e1d59" loext:padding="0cm" loext:border="none"/>
    </style:style>
    <style:style style:name="P12" style:family="paragraph" style:parent-style-name="Text_20_body">
      <style:text-properties fo:font-variant="normal" fo:text-transform="none" fo:color="#575a5b" style:font-name="Open Sans" fo:font-size="9.75pt" fo:letter-spacing="normal" fo:font-style="normal" fo:font-weight="normal" officeooo:rsid="051e4ad1" officeooo:paragraph-rsid="001e1d59" loext:padding="0cm" loext:border="none"/>
    </style:style>
    <style:style style:name="P13" style:family="paragraph" style:parent-style-name="Text_20_body">
      <style:text-properties fo:font-variant="normal" fo:text-transform="none" fo:color="#575a5b" style:font-name="Open Sans" fo:font-size="9.75pt" fo:letter-spacing="normal" fo:font-style="normal" fo:font-weight="normal" officeooo:rsid="051f99dc" officeooo:paragraph-rsid="001e1d59" loext:padding="0cm" loext:border="none"/>
    </style:style>
    <style:style style:name="P14" style:family="paragraph" style:parent-style-name="Text_20_body">
      <style:text-properties fo:font-variant="normal" fo:text-transform="none" fo:color="#575a5b" style:font-name="Open Sans" fo:font-size="12pt" fo:letter-spacing="normal" fo:font-style="normal" fo:font-weight="normal" officeooo:rsid="05071c9d" officeooo:paragraph-rsid="001e1d59"/>
    </style:style>
    <style:style style:name="P15" style:family="paragraph" style:parent-style-name="Text_20_body">
      <style:text-properties fo:font-variant="normal" fo:text-transform="none" fo:color="#575a5b" style:font-name="Open Sans" fo:font-size="12pt" fo:letter-spacing="normal" fo:font-style="normal" fo:font-weight="normal" officeooo:rsid="050c9c53" officeooo:paragraph-rsid="001e1d59"/>
    </style:style>
    <style:style style:name="P16" style:family="paragraph" style:parent-style-name="Text_20_body">
      <style:text-properties officeooo:rsid="05071c9d" officeooo:paragraph-rsid="001e1d59"/>
    </style:style>
    <style:style style:name="P17" style:family="paragraph" style:parent-style-name="Text_20_body">
      <style:text-properties officeooo:rsid="05075a56" officeooo:paragraph-rsid="001e1d59"/>
    </style:style>
    <style:style style:name="P18" style:family="paragraph" style:parent-style-name="Text_20_body">
      <style:text-properties officeooo:rsid="050bc559" officeooo:paragraph-rsid="001e1d59"/>
    </style:style>
    <style:style style:name="P19" style:family="paragraph" style:parent-style-name="Text_20_body">
      <style:text-properties officeooo:rsid="050c9c53" officeooo:paragraph-rsid="001e1d59"/>
    </style:style>
    <style:style style:name="P20" style:family="paragraph" style:parent-style-name="Text_20_body">
      <style:text-properties officeooo:rsid="05105a7c" officeooo:paragraph-rsid="001e1d59"/>
    </style:style>
    <style:style style:name="P21" style:family="paragraph" style:parent-style-name="Text_20_body">
      <style:text-properties officeooo:rsid="05105a7c" officeooo:paragraph-rsid="001e1d59" fo:background-color="#ffff00"/>
    </style:style>
    <style:style style:name="P22" style:family="paragraph" style:parent-style-name="Text_20_body">
      <style:text-properties officeooo:rsid="05222778" officeooo:paragraph-rsid="001e1d59" fo:background-color="#ffff00"/>
    </style:style>
    <style:style style:name="P23" style:family="paragraph" style:parent-style-name="Text_20_body">
      <style:text-properties officeooo:rsid="051581bb" officeooo:paragraph-rsid="001e1d59"/>
    </style:style>
    <style:style style:name="P24" style:family="paragraph" style:parent-style-name="Text_20_body">
      <style:text-properties officeooo:rsid="051b4cb0" officeooo:paragraph-rsid="001e1d59"/>
    </style:style>
    <style:style style:name="P25" style:family="paragraph" style:parent-style-name="Text_20_body">
      <style:text-properties officeooo:rsid="051df518" officeooo:paragraph-rsid="001e1d59"/>
    </style:style>
    <style:style style:name="P26" style:family="paragraph" style:parent-style-name="Text_20_body">
      <style:text-properties officeooo:rsid="0520d15f" officeooo:paragraph-rsid="001e1d59"/>
    </style:style>
    <style:style style:name="P27" style:family="paragraph" style:parent-style-name="Text_20_body">
      <style:text-properties officeooo:rsid="0521f302" officeooo:paragraph-rsid="001e1d59"/>
    </style:style>
    <style:style style:name="P28" style:family="paragraph" style:parent-style-name="Text_20_body">
      <style:text-properties fo:color="#808080" officeooo:rsid="0521f302" officeooo:paragraph-rsid="001e1d59"/>
    </style:style>
    <style:style style:name="P29" style:family="paragraph" style:parent-style-name="Text_20_body">
      <style:text-properties officeooo:rsid="05222778" officeooo:paragraph-rsid="001e1d59"/>
    </style:style>
    <style:style style:name="P30" style:family="paragraph" style:parent-style-name="Text_20_body">
      <style:text-properties officeooo:paragraph-rsid="001e1d59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1e1d59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e1d59"/>
    </style:style>
    <style:style style:name="P3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50f689b" officeooo:paragraph-rsid="001e1d59"/>
    </style:style>
    <style:style style:name="P3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50f689b" officeooo:paragraph-rsid="001e1d59" style:font-weight-asian="bold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51410ac" officeooo:paragraph-rsid="001e1d59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75a5b" style:font-name="Open Sans" fo:font-size="9.75pt" fo:letter-spacing="normal" fo:font-style="normal" fo:font-weight="normal" officeooo:rsid="051410ac" officeooo:paragraph-rsid="001e1d59" loext:padding="0cm" loext:border="none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75a5b" style:font-name="Open Sans" fo:font-size="9.75pt" fo:letter-spacing="normal" fo:font-style="normal" fo:font-weight="normal" officeooo:rsid="0519346c" officeooo:paragraph-rsid="001e1d59" loext:padding="0cm" loext:border="non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75a5b" style:font-name="Open Sans" fo:font-size="9.75pt" fo:letter-spacing="normal" fo:font-style="normal" fo:font-weight="normal" officeooo:rsid="0519582d" officeooo:paragraph-rsid="001e1d59" loext:padding="0cm" loext:border="none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575a5b" style:font-name="Open Sans" fo:font-size="9.75pt" fo:letter-spacing="normal" fo:font-style="normal" fo:font-weight="normal" officeooo:rsid="05241799" officeooo:paragraph-rsid="001e1d59"/>
    </style:style>
    <style:style style:name="P4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517f36c" officeooo:paragraph-rsid="001e1d59"/>
    </style:style>
    <style:style style:name="P4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519346c" officeooo:paragraph-rsid="001e1d59"/>
    </style:style>
    <style:style style:name="P4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519582d" officeooo:paragraph-rsid="001e1d59"/>
    </style:style>
    <style:style style:name="P4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5241799" officeooo:paragraph-rsid="001e1d59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e1d59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575a5b" style:font-name="Open Sans" fo:font-size="9.75pt" fo:letter-spacing="normal" fo:font-style="normal" fo:font-weight="normal" officeooo:paragraph-rsid="001e1d59" loext:padding="0cm" loext:border="none"/>
    </style:style>
    <style:style style:name="P46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officeooo:paragraph-rsid="001e1d59"/>
    </style:style>
    <style:style style:name="P47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575a5b" style:font-name="Open Sans" fo:font-size="12pt" fo:letter-spacing="normal" fo:font-style="normal" fo:font-weight="normal" officeooo:paragraph-rsid="001e1d59"/>
    </style:style>
    <style:style style:name="P48" style:family="paragraph" style:parent-style-name="Text_20_body">
      <style:paragraph-properties fo:margin-left="0cm" fo:margin-right="0cm" fo:margin-top="0cm" fo:margin-bottom="1.058cm" loext:contextual-spacing="false" fo:line-height="200%" fo:text-align="center" style:justify-single-word="false" fo:orphans="2" fo:widows="2" fo:text-indent="0cm" style:auto-text-indent="false"/>
      <style:text-properties officeooo:paragraph-rsid="001e1d59"/>
    </style:style>
    <style:style style:name="P49" style:family="paragraph" style:parent-style-name="Text_20_body">
      <style:paragraph-properties fo:margin-top="0cm" fo:margin-bottom="0.529cm" loext:contextual-spacing="false" fo:orphans="2" fo:widows="2"/>
      <style:text-properties officeooo:paragraph-rsid="001e1d59"/>
    </style:style>
    <style:style style:name="P50" style:family="paragraph" style:parent-style-name="Text_20_body" style:list-style-name="L1">
      <style:paragraph-properties fo:orphans="2" fo:widows="2"/>
      <style:text-properties officeooo:paragraph-rsid="001e1d59"/>
    </style:style>
    <style:style style:name="P51" style:family="paragraph" style:parent-style-name="Text_20_body" style:list-style-name="L3">
      <style:text-properties officeooo:paragraph-rsid="001e1d59"/>
    </style:style>
    <style:style style:name="P52" style:family="paragraph" style:parent-style-name="Text_20_body" style:list-style-name="L2">
      <style:paragraph-properties fo:margin-left="0.265cm" fo:margin-right="0cm" fo:margin-top="0cm" fo:margin-bottom="0.265cm" loext:contextual-spacing="false" fo:orphans="2" fo:widows="2" fo:text-indent="0cm" style:auto-text-indent="false"/>
      <style:text-properties officeooo:paragraph-rsid="001e1d59"/>
    </style:style>
    <style:style style:name="P53" style:family="paragraph" style:parent-style-name="Heading_20_1">
      <style:text-properties officeooo:paragraph-rsid="001e1d59"/>
    </style:style>
    <style:style style:name="P54" style:family="paragraph" style:parent-style-name="Heading_20_1">
      <style:text-properties fo:color="#575a5b" fo:font-size="15pt" fo:font-weight="normal" officeooo:rsid="05071c9d" officeooo:paragraph-rsid="001e1d59"/>
    </style:style>
    <style:style style:name="P55" style:family="paragraph" style:parent-style-name="Heading_20_1">
      <style:text-properties fo:color="#575a5b" fo:font-size="15pt" fo:font-weight="normal" officeooo:rsid="05075a56" officeooo:paragraph-rsid="001e1d59"/>
    </style:style>
    <style:style style:name="P56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color="#575a5b" fo:font-size="15pt" fo:font-weight="normal" officeooo:rsid="050f689b" officeooo:paragraph-rsid="001e1d59"/>
    </style:style>
    <style:style style:name="P57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officeooo:rsid="051581bb" officeooo:paragraph-rsid="001e1d59"/>
    </style:style>
    <style:style style:name="P58" style:family="paragraph" style:parent-style-name="Preformatted_20_Text" style:list-style-name="L3">
      <style:text-properties fo:font-variant="normal" fo:text-transform="none" fo:color="#cecece" style:font-name="Monaco" fo:font-size="9.75pt" fo:letter-spacing="normal" fo:font-style="normal" fo:font-weight="normal" officeooo:paragraph-rsid="001e1d59"/>
    </style:style>
    <style:style style:name="T1" style:family="text">
      <style:text-properties fo:font-variant="normal" fo:text-transform="none" fo:color="#575a5b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575a5b" style:font-name="Open San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75a5b" style:font-name="Open Sans" fo:font-size="9.75pt" fo:letter-spacing="normal" fo:font-style="normal" fo:font-weight="normal"/>
    </style:style>
    <style:style style:name="T4" style:family="text">
      <style:text-properties fo:font-variant="normal" fo:text-transform="none" fo:color="#575a5b" style:font-name="Open Sans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575a5b" style:font-name="Open Sans" fo:font-size="9.75pt" fo:letter-spacing="normal" fo:font-style="normal" fo:font-weight="normal" officeooo:rsid="05075a56" loext:padding="0cm" loext:border="none"/>
    </style:style>
    <style:style style:name="T6" style:family="text">
      <style:text-properties fo:font-variant="normal" fo:text-transform="none" fo:color="#575a5b" style:font-name="Open Sans" fo:font-size="9.75pt" fo:letter-spacing="normal" fo:font-style="normal" fo:font-weight="normal" officeooo:rsid="05095162" loext:padding="0cm" loext:border="none"/>
    </style:style>
    <style:style style:name="T7" style:family="text">
      <style:text-properties fo:font-variant="normal" fo:text-transform="none" fo:color="#575a5b" style:font-name="Open Sans" fo:font-size="9.75pt" fo:letter-spacing="normal" fo:font-style="normal" fo:font-weight="normal" fo:background-color="#ffff00" loext:char-shading-value="0" loext:padding="0cm" loext:border="none"/>
    </style:style>
    <style:style style:name="T8" style:family="text">
      <style:text-properties fo:font-variant="normal" fo:text-transform="none" fo:color="#575a5b" style:font-name="Open Sans" fo:font-size="9.75pt" fo:letter-spacing="normal" fo:font-style="normal" fo:font-weight="normal" officeooo:rsid="051f99dc" loext:padding="0cm" loext:border="none"/>
    </style:style>
    <style:style style:name="T9" style:family="text">
      <style:text-properties fo:font-variant="normal" fo:text-transform="none" fo:color="#575a5b" style:font-name="Open Sans" fo:font-size="9.75pt" fo:letter-spacing="normal" fo:font-style="normal" fo:font-weight="normal" officeooo:rsid="05241799"/>
    </style:style>
    <style:style style:name="T10" style:family="text">
      <style:text-properties fo:font-variant="normal" fo:text-transform="none" fo:color="#575a5b" fo:letter-spacing="normal"/>
    </style:style>
    <style:style style:name="T11" style:family="text">
      <style:text-properties fo:font-variant="normal" fo:text-transform="none" fo:color="#575a5b" fo:letter-spacing="normal" officeooo:rsid="05071c9d"/>
    </style:style>
    <style:style style:name="T12" style:family="text">
      <style:text-properties fo:font-variant="normal" fo:text-transform="none" fo:color="#575a5b" style:font-name="Monaco" fo:font-size="9.7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ed5111" style:font-name="Monaco" fo:font-size="9pt" fo:letter-spacing="normal" fo:font-style="normal" fo:font-weight="normal" fo:background-color="#eeefef" loext:char-shading-value="0" loext:padding="0.049cm" loext:border="0.06pt solid #cdcece"/>
    </style:style>
    <style:style style:name="T14" style:family="text">
      <style:text-properties fo:font-variant="normal" fo:text-transform="none" fo:color="#ed5111" style:font-name="Monaco" fo:font-size="9pt" fo:letter-spacing="normal" fo:font-style="normal" fo:font-weight="normal" officeooo:rsid="05075a56" fo:background-color="#eeefef" loext:char-shading-value="0" loext:padding="0.049cm" loext:border="0.06pt solid #cdcece"/>
    </style:style>
    <style:style style:name="T15" style:family="text">
      <style:text-properties fo:font-variant="normal" fo:text-transform="none" fo:color="#ed5111" style:font-name="Monaco" fo:font-size="9pt" fo:letter-spacing="normal" fo:font-style="normal" fo:font-weight="normal" officeooo:rsid="05241799" fo:background-color="#eeefef" loext:char-shading-value="0" loext:padding="0.049cm" loext:border="0.06pt solid #cdcece"/>
    </style:style>
    <style:style style:name="T16" style:family="text">
      <style:text-properties fo:font-variant="normal" fo:text-transform="none" fo:color="#ed5111" style:font-name="Monaco" fo:font-size="10.5pt" fo:letter-spacing="normal" fo:font-style="normal" fo:font-weight="normal" fo:background-color="#eeefef" loext:char-shading-value="0" loext:padding="0.049cm" loext:border="0.06pt solid #cdcece"/>
    </style:style>
    <style:style style:name="T17" style:family="text">
      <style:text-properties fo:font-variant="normal" fo:text-transform="none" fo:color="#72dc84" style:font-name="Monaco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27c1dc" style:font-name="Monaco" fo:font-size="9.7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1abc7" style:text-line-through-style="none" style:text-line-through-type="none" style:font-name="Open Sans" fo:font-size="9pt" fo:letter-spacing="normal" fo:font-style="normal" style:text-underline-style="none" fo:font-weight="bold" style:text-blinking="false" fo:background-color="transparent" loext:char-shading-value="0" loext:padding-left="0.529cm" loext:padding-right="0.529cm" loext:padding-top="0.049cm" loext:padding-bottom="0.049cm" loext:border="0.06pt solid #1d98b1"/>
    </style:style>
    <style:style style:name="T20" style:family="text">
      <style:text-properties officeooo:rsid="05071c9d"/>
    </style:style>
    <style:style style:name="T21" style:family="text">
      <style:text-properties fo:color="#27c1dc" style:font-name="Monaco" fo:font-size="9.75pt" fo:font-style="normal" fo:font-weight="normal"/>
    </style:style>
    <style:style style:name="T22" style:family="text">
      <style:text-properties style:font-name="Monaco" fo:font-size="9.75pt" fo:font-style="normal" fo:font-weight="normal"/>
    </style:style>
    <style:style style:name="T23" style:family="text">
      <style:text-properties fo:color="#ed5111" style:font-name="Monaco" fo:font-size="9.75pt" fo:font-style="normal" fo:font-weight="normal"/>
    </style:style>
    <style:style style:name="T24" style:family="text">
      <style:text-properties fo:color="#867fe0" style:font-name="Monaco" fo:font-size="9.75pt" fo:font-style="normal" fo:font-weight="normal"/>
    </style:style>
    <style:style style:name="T25" style:family="text">
      <style:text-properties fo:text-transform="uppercase" fo:color="#9db0b5" style:font-name="Open Sans" fo:font-size="6.75pt" fo:font-weight="bold" loext:padding-left="0.529cm" loext:padding-right="0.529cm" loext:padding-top="0.049cm" loext:padding-bottom="0.049cm" loext:border="0.06pt solid #9db0b5"/>
    </style:style>
    <style:style style:name="T26" style:family="text">
      <style:text-properties fo:text-transform="uppercase" fo:color="#59bc69" style:font-name="Open Sans" fo:font-size="6.75pt" fo:font-weight="bold" loext:padding-left="0.529cm" loext:padding-right="0.529cm" loext:padding-top="0.049cm" loext:padding-bottom="0.049cm" loext:border="0.06pt solid #59bc69"/>
    </style:style>
    <style:style style:name="T27" style:family="text">
      <style:text-properties officeooo:rsid="05075a56"/>
    </style:style>
    <style:style style:name="T28" style:family="text">
      <style:text-properties fo:color="#ffffff" style:font-name="Open Sans" officeooo:rsid="05075a56" loext:padding="0cm" loext:border="none"/>
    </style:style>
    <style:style style:name="T29" style:family="text">
      <style:text-properties fo:color="#575a5b" style:font-name="Open Sans" officeooo:rsid="05075a56" loext:padding="0cm" loext:border="none"/>
    </style:style>
    <style:style style:name="T30" style:family="text">
      <style:text-properties fo:color="#575a5b" fo:font-size="15pt" fo:font-weight="normal"/>
    </style:style>
    <style:style style:name="T31" style:family="text">
      <style:text-properties fo:color="#72dc84" style:font-name="Monaco" fo:font-size="9.75pt" fo:font-style="normal" fo:font-weight="normal"/>
    </style:style>
    <style:style style:name="T32" style:family="text">
      <style:text-properties fo:color="#21abc7" style:font-name="Open Sans" fo:font-size="15pt" fo:font-weight="bold" loext:padding-left="0cm" loext:padding-right="0.265cm" loext:padding-top="0cm" loext:padding-bottom="0cm" loext:border-left="none" loext:border-right="0.06pt solid #dddddd" loext:border-top="none" loext:border-bottom="none"/>
    </style:style>
    <style:style style:name="T33" style:family="text">
      <style:text-properties officeooo:rsid="050bc559"/>
    </style:style>
    <style:style style:name="T34" style:family="text">
      <style:text-properties officeooo:rsid="05105a7c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519346c"/>
    </style:style>
    <style:style style:name="T37" style:family="text">
      <style:text-properties officeooo:rsid="051b4cb0"/>
    </style:style>
    <style:style style:name="T38" style:family="text">
      <style:text-properties officeooo:rsid="0520d15f"/>
    </style:style>
    <style:style style:name="T39" style:family="text">
      <style:text-properties fo:color="#808080"/>
    </style:style>
    <style:style style:name="T40" style:family="text">
      <style:text-properties officeooo:rsid="0026d0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number text:level="2" text:style-name="Numbering_20_Symbols" style:num-suffix="." style:num-format="1">
        <style:list-level-properties text:space-before="-0.499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jercicios de flex box.</text:h>
      <text:h text:style-name="P53" text:outline-level="1"><text:bookmark-start text:name="__RefHeading___Toc25415_1791912843"/>Flexbox<text:bookmark-end text:name="__RefHeading___Toc25415_1791912843"/></text:h>
      <text:p text:style-name="P32"><text:span text:style-name="T1">We're going to be using flexbox to align content and distribute space in a series of components. Let's get started by making this media component a flex container.</text:span> </text:p>
      <text:p text:style-name="P32"/>
      <text:list xml:id="list5388666046410409841" text:style-name="L1">
        <text:list-item>
          <text:p text:style-name="P50"><text:span text:style-name="T4">Use the </text:span><text:span text:style-name="Source_20_Text"><text:span text:style-name="T13">display</text:span></text:span><text:span text:style-name="T4"> property to make </text:span><text:span text:style-name="Source_20_Text"><text:span text:style-name="T13">.media</text:span></text:span><text:span text:style-name="T4"> a flex container.</text:span></text:p>
        </text:list-item>
        <text:list-item>
          <text:p text:style-name="P50"><text:span text:style-name="T4">Create a flex container that will align the two </text:span><text:span text:style-name="Source_20_Text"><text:span text:style-name="T13">media-meta-item</text:span></text:span><text:span text:style-name="T4">items. </text:span></text:p>
        </text:list-item>
      </text:list>
      <text:p text:style-name="P8">.media {</text:p>
      <text:p text:style-name="P8"><text:s text:c="2"/>background: #ffffff;</text:p>
      <text:p text:style-name="P8"><text:s text:c="2"/>border: 1px solid #e5e5e5;</text:p>
      <text:p text:style-name="P8"><text:s text:c="2"/>display: flex;</text:p>
      <text:p text:style-name="P8"><text:s text:c="2"/>max-width: 600px;</text:p>
      <text:p text:style-name="P8">}</text:p>
      <text:p text:style-name="P8"/>
      <text:p text:style-name="Text_20_body">.media-meta {</text:p>
      <text:p text:style-name="Text_20_body"><text:s text:c="2"/></text:p>
      <text:p text:style-name="Text_20_body"><text:s text:c="2"/>margin-top: 20px;</text:p>
      <text:p text:style-name="Text_20_body">}</text:p>
      <text:p text:style-name="Text_20_body"/>
      <text:p text:style-name="Text_20_body">.media-content {</text:p>
      <text:p text:style-name="Text_20_body"><text:s text:c="2"/>padding: 20px;</text:p>
      <text:p text:style-name="Text_20_body">}</text:p>
      <text:p text:style-name="Text_20_body"/>
      <text:p text:style-name="Text_20_body">.media-img-container {</text:p>
      <text:p text:style-name="Text_20_body"><text:s text:c="2"/>padding: 20px 20px 0 20px;</text:p>
      <text:p text:style-name="Text_20_body">}</text:p>
      <text:p text:style-name="Text_20_body"/>
      <text:p text:style-name="Text_20_body">.media-img-item {</text:p>
      <text:p text:style-name="Text_20_body"><text:soft-page-break/><text:s text:c="2"/>width: 100%;</text:p>
      <text:p text:style-name="Text_20_body">}</text:p>
      <text:p text:style-name="Text_20_body"/>
      <text:p text:style-name="Text_20_body">.media-meta,</text:p>
      <text:p text:style-name="Text_20_body">.media-title,</text:p>
      <text:p text:style-name="Text_20_body">.media-description {</text:p>
      <text:p text:style-name="Text_20_body"><text:s text:c="2"/>margin: 0;</text:p>
      <text:p text:style-name="Text_20_body"><text:s text:c="2"/>padding: 0;</text:p>
      <text:p text:style-name="Text_20_body">}</text:p>
      <text:p text:style-name="Text_20_body"/>
      <text:p text:style-name="Text_20_body">.media-description {</text:p>
      <text:p text:style-name="Text_20_body"><text:s text:c="2"/>margin-top: 4px;</text:p>
      <text:p text:style-name="Text_20_body">}</text:p>
      <text:p text:style-name="Text_20_body"/>
      <text:p text:style-name="Text_20_body">.media-meta-item {</text:p>
      <text:p text:style-name="Text_20_body"><text:s text:c="2"/>list-style: none;</text:p>
      <text:p text:style-name="Text_20_body"><text:s text:c="2"/>margin: 0;</text:p>
      <text:p text:style-name="Text_20_body">}</text:p>
      <text:p text:style-name="Text_20_body"/>
      <text:p text:style-name="Text_20_body">.media-meta-item + .media-meta-item {</text:p>
      <text:p text:style-name="Text_20_body"><text:s text:c="2"/>margin-left: 20px;</text:p>
      <text:p text:style-name="Text_20_body">}</text:p>
      <text:p text:style-name="Text_20_body"/>
      <text:p text:style-name="Text_20_body">.media-meta-label {</text:p>
      <text:p text:style-name="Text_20_body"><text:s text:c="2"/>font-size: 12px;</text:p>
      <text:p text:style-name="Text_20_body"><text:s text:c="2"/>text-transform: uppercase;</text:p>
      <text:p text:style-name="Text_20_body">}</text:p>
      <text:p text:style-name="Text_20_body"/>
      <text:p text:style-name="Text_20_body">@media screen and (min-width: 500px) {</text:p>
      <text:p text:style-name="Text_20_body"/>
      <text:p text:style-name="Text_20_body"><text:soft-page-break/><text:s text:c="2"/>.media-img-container {</text:p>
      <text:p text:style-name="Text_20_body"><text:s text:c="4"/>padding: 0;</text:p>
      <text:p text:style-name="Text_20_body"><text:s text:c="2"/>}</text:p>
      <text:p text:style-name="Text_20_body"/>
      <text:p text:style-name="Text_20_body"><text:s text:c="2"/>.media-img-item {</text:p>
      <text:p text:style-name="Text_20_body"><text:s text:c="4"/>width: 200px;</text:p>
      <text:p text:style-name="Text_20_body"><text:s text:c="2"/>}</text:p>
      <text:p text:style-name="Text_20_body"/>
      <text:p text:style-name="Text_20_body">}</text:p>
      <text:p text:style-name="Text_20_body"/>
      <text:p text:style-name="Text_20_body">@media screen and (min-width: 600px) {</text:p>
      <text:p text:style-name="Text_20_body"/>
      <text:p text:style-name="Text_20_body"><text:s text:c="2"/>.media-img-item {</text:p>
      <text:p text:style-name="Text_20_body"><text:s text:c="4"/>width: 300px;</text:p>
      <text:p text:style-name="Text_20_body"><text:s text:c="2"/>}</text:p>
      <text:p text:style-name="Text_20_body"/>
      <text:p text:style-name="Text_20_body">}</text:p>
      <text:p text:style-name="P8"/>
      <text:p text:style-name="P8">&lt;div class='media'&gt;</text:p>
      <text:p text:style-name="P8"><text:s text:c="2"/>&lt;div class='media-img'&gt;</text:p>
      <text:p text:style-name="P8"><text:s text:c="4"/>&lt;img class='db media-img-item' src='assets/images/placeholder.png' width='300'&gt;</text:p>
      <text:p text:style-name="P8"><text:s text:c="2"/>&lt;/div&gt;</text:p>
      <text:p text:style-name="P8"><text:s text:c="2"/>&lt;div class='media-content'&gt;</text:p>
      <text:p text:style-name="P8"><text:s text:c="4"/>&lt;h3 class='media-title'&gt;Media Title&lt;/h3&gt;</text:p>
      <text:p text:style-name="P8"><text:s text:c="4"/>&lt;p class='media-description'&gt;</text:p>
      <text:p text:style-name="P8"><text:s text:c="6"/>This is a media paragraph about a thing that exists. It exists and the thing exists, so there's existence.</text:p>
      <text:p text:style-name="P8"><text:s text:c="4"/>&lt;/p&gt;</text:p>
      <text:p text:style-name="P8"><text:s text:c="4"/>&lt;ul class='media-meta'&gt;</text:p>
      <text:p text:style-name="P8"><text:s text:c="6"/>&lt;li class='media-meta-item'&gt;</text:p>
      <text:p text:style-name="P8"><text:s text:c="8"/>27</text:p>
      <text:p text:style-name="P8"><text:soft-page-break/><text:s text:c="8"/>&lt;span class='media-meta-label'&gt;Likes&lt;/span&gt;</text:p>
      <text:p text:style-name="P8"><text:s text:c="6"/>&lt;/li&gt;</text:p>
      <text:p text:style-name="P8"><text:s text:c="6"/>&lt;li class='media-meta-item'&gt;</text:p>
      <text:p text:style-name="P8"><text:s text:c="8"/>11</text:p>
      <text:p text:style-name="P8"><text:s text:c="8"/>&lt;span class='media-meta-label'&gt;Comments&lt;/small&gt;</text:p>
      <text:p text:style-name="P8"><text:s text:c="6"/>&lt;/li&gt;</text:p>
      <text:p text:style-name="P8"><text:s text:c="4"/>&lt;/ul&gt;</text:p>
      <text:p text:style-name="P8"><text:s text:c="2"/>&lt;/div&gt;</text:p>
      <text:p text:style-name="P8">&lt;/div&gt;</text:p>
      <text:p text:style-name="P30"><text:lin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><text:span text:style-name="T1">Basic grids are handled well by flexbox. Let's get one started for our design patterns by making a few flex containers with one class.</text:span> </text:p>
      <text:p text:style-name="P16">.grid {</text:p>
      <text:p text:style-name="P16"><text:s text:c="2"/>display: flex;</text:p>
      <text:p text:style-name="P16"><text:s text:c="2"/>margin: 20px 0;</text:p>
      <text:p text:style-name="P16">}</text:p>
      <text:p text:style-name="P16"/>
      <text:p text:style-name="P16">.demo .grid-item {</text:p>
      <text:p text:style-name="P16"><text:s text:c="2"/>background: #ffffff;</text:p>
      <text:p text:style-name="P16"><text:s text:c="2"/>border: 1px solid #e5e5e5;</text:p>
      <text:p text:style-name="P16"><text:s text:c="2"/>padding: 10px;</text:p>
      <text:p text:style-name="P16"><text:soft-page-break/><text:s text:c="2"/>text-align: center;</text:p>
      <text:p text:style-name="P16">}</text:p>
      <text:p text:style-name="P16">&lt;div class='demo'&gt;</text:p>
      <text:p text:style-name="P16"><text:s text:c="2"/>&lt;div class='grid'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2"/>&lt;/div&gt;</text:p>
      <text:p text:style-name="P16"><text:s text:c="2"/>&lt;div class='grid'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2"/>&lt;/div&gt;</text:p>
      <text:p text:style-name="P16"><text:s text:c="2"/>&lt;div class='grid'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2"/>&lt;/div&gt;</text:p>
      <text:p text:style-name="P16"><text:s text:c="2"/>&lt;div class='grid'&gt;</text:p>
      <text:p text:style-name="P16"><text:s text:c="4"/>&lt;div class='grid-item'&gt;</text:p>
      <text:p text:style-name="P16"><text:s text:c="6"/>.grid-item</text:p>
      <text:p text:style-name="P16"><text:soft-page-break/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2"/>&lt;/div&gt;</text:p>
      <text:p text:style-name="P16"><text:s text:c="2"/>&lt;div class='grid'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2"/>&lt;/div&gt;</text:p>
      <text:p text:style-name="P16"><text:s text:c="2"/>&lt;div class='grid'&gt;</text:p>
      <text:p text:style-name="P16"><text:s text:c="4"/>&lt;div class='grid-item'&gt;</text:p>
      <text:p text:style-name="P16"><text:soft-page-break/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4"/>&lt;div class='grid-item'&gt;</text:p>
      <text:p text:style-name="P16"><text:s text:c="6"/>.grid-item</text:p>
      <text:p text:style-name="P16"><text:s text:c="4"/>&lt;/div&gt;</text:p>
      <text:p text:style-name="P16"><text:s text:c="2"/>&lt;/div&gt;</text:p>
      <text:p text:style-name="P16">&lt;/div&gt;</text:p>
      <text:p text:style-name="P16"/>
      <text:p text:style-name="P16"><text:span text:style-name="T1">To feature items, we need a few flex containers that will adjust to the size of the content instead of displaying "block level."</text:span> </text:p>
      <text:p text:style-name="P9">Apply the flexbox property and value to create a container that will adjust to the content size.</text:p>
      <text:p text:style-name="P30"><text:line-break/><text:span text:style-name="T20">.promo {</text:span></text:p>
      <text:p text:style-name="P16"><text:s text:c="2"/>border: 1px solid #e5e5e5;</text:p>
      <text:p text:style-name="P16"><text:s text:c="2"/>display: inline-flex;</text:p>
      <text:p text:style-name="P16"><text:s text:c="2"/>max-width: 280px;</text:p>
      <text:p text:style-name="P16"><text:s text:c="2"/>min-height: 350px;</text:p>
      <text:p text:style-name="P16"><text:s text:c="2"/>padding: 20px;</text:p>
      <text:p text:style-name="P16"><text:soft-page-break/>}</text:p>
      <text:p text:style-name="P16"/>
      <text:p text:style-name="P16">.promo-title {</text:p>
      <text:p text:style-name="P16"><text:s text:c="2"/>margin: 0;</text:p>
      <text:p text:style-name="P16">}</text:p>
      <text:p text:style-name="P16"/>
      <text:p text:style-name="P16">.promo-description {</text:p>
      <text:p text:style-name="P16"><text:s text:c="2"/>margin-top: 8px;</text:p>
      <text:p text:style-name="P16">}</text:p>
      <text:p text:style-name="P16">&lt;div class='promo promo--start'&gt;</text:p>
      <text:p text:style-name="P16"><text:s text:c="2"/>&lt;div class='promo-info'&gt;</text:p>
      <text:p text:style-name="P16"><text:s text:c="4"/>&lt;h3 class='promo-title'&gt;</text:p>
      <text:p text:style-name="P16"><text:s text:c="6"/>The Scarinator 2000</text:p>
      <text:p text:style-name="P16"><text:s text:c="4"/>&lt;/h3&gt;</text:p>
      <text:p text:style-name="P16"><text:s text:c="4"/>&lt;p class='promo-description'&gt;</text:p>
      <text:p text:style-name="P16"><text:s text:c="6"/>This is a thing that does something to scare things away.</text:p>
      <text:p text:style-name="P16"><text:s text:c="4"/>&lt;/p&gt;</text:p>
      <text:p text:style-name="P16"><text:s text:c="4"/>&lt;a class='promo-link promo-link-alt' href='#'&gt;Buy This&lt;/a&gt;</text:p>
      <text:p text:style-name="P16"><text:s text:c="2"/>&lt;/div&gt;</text:p>
      <text:p text:style-name="P16">&lt;/div&gt;</text:p>
      <text:p text:style-name="P16">&lt;div class='promo promo--center'&gt;</text:p>
      <text:p text:style-name="P16"><text:s text:c="2"/>&lt;div class='promo-info'&gt;</text:p>
      <text:p text:style-name="P16"><text:s text:c="4"/>&lt;h3 class='promo-title'&gt;</text:p>
      <text:p text:style-name="P16"><text:s text:c="6"/>The Scarinator 2000</text:p>
      <text:p text:style-name="P16"><text:s text:c="4"/>&lt;/h3&gt;</text:p>
      <text:p text:style-name="P16"><text:s text:c="4"/>&lt;p class='promo-description'&gt;</text:p>
      <text:p text:style-name="P16"><text:s text:c="6"/>This is a thing that does something to scare things away.</text:p>
      <text:p text:style-name="P16"><text:s text:c="4"/>&lt;/p&gt;</text:p>
      <text:p text:style-name="P16"><text:s text:c="4"/>&lt;a class='promo-link' href='#'&gt;Buy This&lt;/a&gt;</text:p>
      <text:p text:style-name="P16"><text:s text:c="2"/>&lt;/div&gt;</text:p>
      <text:p text:style-name="P16"><text:soft-page-break/>&lt;/div&gt;</text:p>
      <text:p text:style-name="P16">&lt;div class='promo promo--end'&gt;</text:p>
      <text:p text:style-name="P16"><text:s text:c="2"/>&lt;div class='promo-info'&gt;</text:p>
      <text:p text:style-name="P16"><text:s text:c="4"/>&lt;h3 class='promo-title'&gt;</text:p>
      <text:p text:style-name="P16"><text:s text:c="6"/>The Scarinator 2000</text:p>
      <text:p text:style-name="P16"><text:s text:c="4"/>&lt;/h3&gt;</text:p>
      <text:p text:style-name="P16"><text:s text:c="4"/>&lt;p class='promo-description'&gt;</text:p>
      <text:p text:style-name="P16"><text:s text:c="6"/>This is a thing that does something to scare things away.</text:p>
      <text:p text:style-name="P16"><text:s text:c="4"/>&lt;/p&gt;</text:p>
      <text:p text:style-name="P16"><text:s text:c="4"/>&lt;a class='promo-link' href='#'&gt;Buy This&lt;/a&gt;<text:span text:style-name="T40">fi</text:span></text:p>
      <text:p text:style-name="P16"><text:s text:c="2"/>&lt;/div&gt;</text:p>
      <text:p text:style-name="P16">&lt;/div&gt;</text:p>
      <text:p text:style-name="P16"/>
      <text:p text:style-name="P14">Flexbox will help us align form elements for our UI, but it would impact too many inputs if we make the form a flex container. Let's group some items to have them display on a single flex line.</text:p>
      <text:p text:style-name="P49"><text:span text:style-name="T1">To start, we have </text:span><text:span text:style-name="Source_20_Text"><text:span text:style-name="T16">.fieldsets-group</text:span></text:span><text:span text:style-name="T1"> set to </text:span><text:span text:style-name="Source_20_Text"><text:span text:style-name="T16">display: flex;</text:span></text:span><text:span text:style-name="T1"> in the </text:span><text:span text:style-name="Source_20_Text"><text:span text:style-name="T16">forms.css</text:span></text:span><text:span text:style-name="T1"> file.</text:span></text:p>
      <text:list xml:id="list7053477514657848417" text:style-name="L2">
        <text:list-header>
          <text:p text:style-name="P52"><text:span text:style-name="T10"> </text:span><text:span text:style-name="T11">A</text:span><text:span text:style-name="T4">dd the </text:span><text:span text:style-name="Source_20_Text"><text:span text:style-name="T13">fieldsets-group</text:span></text:span><text:span text:style-name="T4"> flex container class to the </text:span><text:span text:style-name="Source_20_Text"><text:span text:style-name="T13">div</text:span></text:span><text:span text:style-name="T4"> containing the </text:span><text:span text:style-name="Emphasis"><text:span text:style-name="T4">location</text:span></text:span><text:span text:style-name="T4"> fieldsets.</text:span></text:p>
        </text:list-header>
      </text:list>
      <text:p text:style-name="P16">Solución</text:p>
      <text:p text:style-name="P16"/>
      <text:p text:style-name="P2">&lt;form&gt;</text:p>
      <text:p text:style-name="P3"><text:s text:c="2"/><text:span text:style-name="T21">&lt;div</text:span><text:span text:style-name="T22"> </text:span><text:span text:style-name="T23">class</text:span><text:span text:style-name="T22">=</text:span><text:span text:style-name="T24">'fieldsets-group'</text:span><text:span text:style-name="T21">&gt;</text:span></text:p>
      <text:p text:style-name="P3"><text:s text:c="2"/><text:span text:style-name="T21">&lt;div</text:span><text:span text:style-name="T22"> </text:span><text:span text:style-name="T23">class</text:span><text:span text:style-name="T22">=</text:span><text:span text:style-name="T24">'fieldset fieldset-1of2'</text:span><text:span text:style-name="T21">&gt;</text:span></text:p>
      <text:p text:style-name="P3"><text:s text:c="4"/><text:span text:style-name="T21">&lt;label&gt;</text:span><text:span text:style-name="T22">First Name</text:span><text:span text:style-name="T21">&lt;/label&gt;</text:span></text:p>
      <text:p text:style-name="P3"><text:s text:c="4"/><text:span text:style-name="T21">&lt;input</text:span><text:span text:style-name="T22"> </text:span><text:span text:style-name="T23">placeholder</text:span><text:span text:style-name="T22">=</text:span><text:span text:style-name="T24">'Scooby'</text:span><text:span text:style-name="T22"> </text:span><text:span text:style-name="T23">type</text:span><text:span text:style-name="T22">=</text:span><text:span text:style-name="T24">'text'</text:span><text:span text:style-name="T21">&gt;</text:span></text:p>
      <text:p text:style-name="P3"><text:s text:c="2"/><text:span text:style-name="T21">&lt;/div&gt;</text:span></text:p>
      <text:p text:style-name="P3"><text:s text:c="2"/><text:span text:style-name="T21">&lt;div</text:span><text:span text:style-name="T22"> </text:span><text:span text:style-name="T23">class</text:span><text:span text:style-name="T22">=</text:span><text:span text:style-name="T24">'fieldset fieldset-1of2'</text:span><text:span text:style-name="T21">&gt;</text:span></text:p>
      <text:p text:style-name="P3"><text:s text:c="4"/><text:span text:style-name="T21">&lt;label&gt;</text:span><text:span text:style-name="T22">Last Name</text:span><text:span text:style-name="T21">&lt;/label&gt;</text:span></text:p>
      <text:p text:style-name="P3"><text:s text:c="4"/><text:span text:style-name="T21">&lt;input</text:span><text:span text:style-name="T22"> </text:span><text:span text:style-name="T23">placeholder</text:span><text:span text:style-name="T22">=</text:span><text:span text:style-name="T24">'Doo'</text:span><text:span text:style-name="T22"> </text:span><text:span text:style-name="T23">type</text:span><text:span text:style-name="T22">=</text:span><text:span text:style-name="T24">'text'</text:span><text:span text:style-name="T21">&gt;</text:span></text:p>
      <text:p text:style-name="P3"><text:s text:c="2"/><text:span text:style-name="T21">&lt;/div&gt;</text:span></text:p>
      <text:p text:style-name="P3"><text:s text:c="4"/><text:span text:style-name="T21">&lt;/div&gt;</text:span></text:p>
      <text:p text:style-name="P3"><text:s text:c="2"/><text:span text:style-name="T21">&lt;div</text:span><text:span text:style-name="T22"> </text:span><text:span text:style-name="T23">class</text:span><text:span text:style-name="T22">=</text:span><text:span text:style-name="T24">'fieldsets-group'</text:span><text:span text:style-name="T21">&gt;</text:span></text:p>
      <text:p text:style-name="P3"><text:s text:c="4"/><text:span text:style-name="T21">&lt;label&gt;</text:span><text:span text:style-name="T22">Email</text:span><text:span text:style-name="T21">&lt;/label&gt;</text:span></text:p>
      <text:p text:style-name="P3"><text:s text:c="4"/><text:span text:style-name="T21">&lt;input</text:span><text:span text:style-name="T22"> </text:span><text:span text:style-name="T23">placeholder</text:span><text:span text:style-name="T22">=</text:span><text:span text:style-name="T24">'scoobydoo@email.com'</text:span><text:span text:style-name="T22"> </text:span><text:span text:style-name="T23">type</text:span><text:span text:style-name="T22">=</text:span><text:span text:style-name="T24">'email'</text:span><text:span text:style-name="T21">&gt;</text:span></text:p>
      <text:p text:style-name="P3"><text:soft-page-break/><text:s text:c="2"/><text:span text:style-name="T21">&lt;/div&gt;</text:span></text:p>
      <text:p text:style-name="P3"><text:s text:c="2"/><text:span text:style-name="T21">&lt;div</text:span><text:span text:style-name="T22"> </text:span><text:span text:style-name="T23">class</text:span><text:span text:style-name="T22">=</text:span><text:span text:style-name="T24">' fieldsets-group'</text:span><text:span text:style-name="T21">&gt;</text:span></text:p>
      <text:p text:style-name="P3"><text:s text:c="4"/><text:span text:style-name="T21">&lt;label&gt;</text:span><text:span text:style-name="T22">Street</text:span><text:span text:style-name="T21">&lt;/label&gt;</text:span></text:p>
      <text:p text:style-name="P3"><text:s text:c="4"/><text:span text:style-name="T21">&lt;input</text:span><text:span text:style-name="T22"> </text:span><text:span text:style-name="T23">placeholder</text:span><text:span text:style-name="T22">=</text:span><text:span text:style-name="T24">'678 Street Name'</text:span><text:span text:style-name="T22"> </text:span><text:span text:style-name="T23">type</text:span><text:span text:style-name="T22">=</text:span><text:span text:style-name="T24">'text'</text:span><text:span text:style-name="T21">&gt;</text:span></text:p>
      <text:p text:style-name="P3"><text:s text:c="2"/><text:span text:style-name="T21">&lt;/div&gt;</text:span></text:p>
      <text:p text:style-name="P3"><text:s text:c="2"/><text:span text:style-name="T21">&lt;div</text:span><text:span text:style-name="T22"> </text:span><text:span text:style-name="T23">class</text:span><text:span text:style-name="T22">=</text:span><text:span text:style-name="T24">'fieldsets-location <text:s/>fieldsets-group'</text:span><text:span text:style-name="T21">&gt;</text:span></text:p>
      <text:p text:style-name="P3"><text:s text:c="4"/><text:span text:style-name="T21">&lt;div</text:span><text:span text:style-name="T22"> </text:span><text:span text:style-name="T23">class</text:span><text:span text:style-name="T22">=</text:span><text:span text:style-name="T24">' fieldsets-group fieldset-city'</text:span><text:span text:style-name="T21">&gt;</text:span></text:p>
      <text:p text:style-name="P3"><text:s text:c="6"/><text:span text:style-name="T21">&lt;label&gt;</text:span><text:span text:style-name="T22">City</text:span><text:span text:style-name="T21">&lt;/label&gt;</text:span></text:p>
      <text:p text:style-name="P3"><text:s text:c="6"/><text:span text:style-name="T21">&lt;input</text:span><text:span text:style-name="T22"> </text:span><text:span text:style-name="T23">placeholder</text:span><text:span text:style-name="T22">=</text:span><text:span text:style-name="T24">'Scaresville'</text:span><text:span text:style-name="T22"> </text:span><text:span text:style-name="T23">type</text:span><text:span text:style-name="T22">=</text:span><text:span text:style-name="T24">'text'</text:span><text:span text:style-name="T21">&gt;</text:span></text:p>
      <text:p text:style-name="P3"><text:s text:c="4"/><text:span text:style-name="T21">&lt;/div&gt;</text:span></text:p>
      <text:p text:style-name="P3"><text:s text:c="4"/><text:span text:style-name="T21">&lt;div</text:span><text:span text:style-name="T22"> </text:span><text:span text:style-name="T23">class</text:span><text:span text:style-name="T22">=</text:span><text:span text:style-name="T24">' fieldsets-group fieldset-state'</text:span><text:span text:style-name="T21">&gt;</text:span></text:p>
      <text:p text:style-name="P3"><text:s text:c="6"/><text:span text:style-name="T21">&lt;label&gt;</text:span><text:span text:style-name="T22">State</text:span><text:span text:style-name="T21">&lt;/label&gt;</text:span></text:p>
      <text:p text:style-name="P3"><text:s text:c="6"/><text:span text:style-name="T21">&lt;select</text:span><text:span text:style-name="T22"> </text:span><text:span text:style-name="T23">class</text:span><text:span text:style-name="T22">=</text:span><text:span text:style-name="T24">'select-state'</text:span><text:span text:style-name="T21">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AL'</text:span><text:span text:style-name="T21">&gt;</text:span><text:span text:style-name="T22">Alabam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AK'</text:span><text:span text:style-name="T21">&gt;</text:span><text:span text:style-name="T22">Alask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AZ'</text:span><text:span text:style-name="T21">&gt;</text:span><text:span text:style-name="T22">Arizon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AR'</text:span><text:span text:style-name="T21">&gt;</text:span><text:span text:style-name="T22">Arkansas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CA'</text:span><text:span text:style-name="T21">&gt;</text:span><text:span text:style-name="T22">Californi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CO'</text:span><text:span text:style-name="T21">&gt;</text:span><text:span text:style-name="T22">Colorado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CT'</text:span><text:span text:style-name="T21">&gt;</text:span><text:span text:style-name="T22">Connecticut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DE'</text:span><text:span text:style-name="T21">&gt;</text:span><text:span text:style-name="T22">Delaware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DC'</text:span><text:span text:style-name="T21">&gt;</text:span><text:span text:style-name="T22">District Of Columbi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FL'</text:span><text:span text:style-name="T21">&gt;</text:span><text:span text:style-name="T22">Florid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GA'</text:span><text:span text:style-name="T21">&gt;</text:span><text:span text:style-name="T22">Georgi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HI'</text:span><text:span text:style-name="T21">&gt;</text:span><text:span text:style-name="T22">Hawaii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ID'</text:span><text:span text:style-name="T21">&gt;</text:span><text:span text:style-name="T22">Idaho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IL'</text:span><text:span text:style-name="T21">&gt;</text:span><text:span text:style-name="T22">Illinois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IN'</text:span><text:span text:style-name="T21">&gt;</text:span><text:span text:style-name="T22">Indian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IA'</text:span><text:span text:style-name="T21">&gt;</text:span><text:span text:style-name="T22">Iow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KS'</text:span><text:span text:style-name="T21">&gt;</text:span><text:span text:style-name="T22">Kansas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KY'</text:span><text:span text:style-name="T21">&gt;</text:span><text:span text:style-name="T22">Kentucky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LA'</text:span><text:span text:style-name="T21">&gt;</text:span><text:span text:style-name="T22">Louisian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E'</text:span><text:span text:style-name="T21">&gt;</text:span><text:span text:style-name="T22">Maine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D'</text:span><text:span text:style-name="T21">&gt;</text:span><text:span text:style-name="T22">Maryland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A'</text:span><text:span text:style-name="T21">&gt;</text:span><text:span text:style-name="T22">Massachusetts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I'</text:span><text:span text:style-name="T21">&gt;</text:span><text:span text:style-name="T22">Michigan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N'</text:span><text:span text:style-name="T21">&gt;</text:span><text:span text:style-name="T22">Minnesot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S'</text:span><text:span text:style-name="T21">&gt;</text:span><text:span text:style-name="T22">Mississippi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O'</text:span><text:span text:style-name="T21">&gt;</text:span><text:span text:style-name="T22">Missouri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MT'</text:span><text:span text:style-name="T21">&gt;</text:span><text:span text:style-name="T22">Montan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NE'</text:span><text:span text:style-name="T21">&gt;</text:span><text:span text:style-name="T22">Nebrask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NV'</text:span><text:span text:style-name="T21">&gt;</text:span><text:span text:style-name="T22">Nevad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NH'</text:span><text:span text:style-name="T21">&gt;</text:span><text:span text:style-name="T22">New Hampshire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NJ'</text:span><text:span text:style-name="T21">&gt;</text:span><text:span text:style-name="T22">New Jersey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NM'</text:span><text:span text:style-name="T21">&gt;</text:span><text:span text:style-name="T22">New Mexico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NY'</text:span><text:span text:style-name="T21">&gt;</text:span><text:span text:style-name="T22">New York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NC'</text:span><text:span text:style-name="T21">&gt;</text:span><text:span text:style-name="T22">North Carolina</text:span><text:span text:style-name="T21">&lt;/option&gt;</text:span></text:p>
      <text:p text:style-name="P3"><text:soft-page-break/><text:s text:c="8"/><text:span text:style-name="T21">&lt;option</text:span><text:span text:style-name="T22"> </text:span><text:span text:style-name="T23">value</text:span><text:span text:style-name="T22">=</text:span><text:span text:style-name="T24">'ND'</text:span><text:span text:style-name="T21">&gt;</text:span><text:span text:style-name="T22">North Dakot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OH'</text:span><text:span text:style-name="T21">&gt;</text:span><text:span text:style-name="T22">Ohio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OK'</text:span><text:span text:style-name="T21">&gt;</text:span><text:span text:style-name="T22">Oklahom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OR'</text:span><text:span text:style-name="T21">&gt;</text:span><text:span text:style-name="T22">Oregon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PA'</text:span><text:span text:style-name="T21">&gt;</text:span><text:span text:style-name="T22">Pennsylvani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RI'</text:span><text:span text:style-name="T21">&gt;</text:span><text:span text:style-name="T22">Rhode Island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SC'</text:span><text:span text:style-name="T21">&gt;</text:span><text:span text:style-name="T22">South Carolin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SD'</text:span><text:span text:style-name="T21">&gt;</text:span><text:span text:style-name="T22">South Dakot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TN'</text:span><text:span text:style-name="T21">&gt;</text:span><text:span text:style-name="T22">Tennessee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TX'</text:span><text:span text:style-name="T21">&gt;</text:span><text:span text:style-name="T22">Texas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UT'</text:span><text:span text:style-name="T21">&gt;</text:span><text:span text:style-name="T22">Utah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VT'</text:span><text:span text:style-name="T21">&gt;</text:span><text:span text:style-name="T22">Vermont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VA'</text:span><text:span text:style-name="T21">&gt;</text:span><text:span text:style-name="T22">Virgini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WA'</text:span><text:span text:style-name="T21">&gt;</text:span><text:span text:style-name="T22">Washington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WV'</text:span><text:span text:style-name="T21">&gt;</text:span><text:span text:style-name="T22">West Virginia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WI'</text:span><text:span text:style-name="T21">&gt;</text:span><text:span text:style-name="T22">Wisconsin</text:span><text:span text:style-name="T21">&lt;/option&gt;</text:span></text:p>
      <text:p text:style-name="P3"><text:s text:c="8"/><text:span text:style-name="T21">&lt;option</text:span><text:span text:style-name="T22"> </text:span><text:span text:style-name="T23">value</text:span><text:span text:style-name="T22">=</text:span><text:span text:style-name="T24">'WY'</text:span><text:span text:style-name="T21">&gt;</text:span><text:span text:style-name="T22">Wyoming</text:span><text:span text:style-name="T21">&lt;/option&gt;</text:span></text:p>
      <text:p text:style-name="P3"><text:s text:c="6"/><text:span text:style-name="T21">&lt;/select&gt;</text:span></text:p>
      <text:p text:style-name="P3"><text:s text:c="4"/><text:span text:style-name="T21">&lt;/div&gt;</text:span></text:p>
      <text:p text:style-name="P3"><text:s text:c="4"/><text:span text:style-name="T21">&lt;div</text:span><text:span text:style-name="T22"> </text:span><text:span text:style-name="T23">class</text:span><text:span text:style-name="T22">=</text:span><text:span text:style-name="T24">' fieldsets-group fieldset-zip'</text:span><text:span text:style-name="T21">&gt;</text:span></text:p>
      <text:p text:style-name="P3"><text:s text:c="6"/><text:span text:style-name="T21">&lt;label&gt;</text:span><text:span text:style-name="T22">Zip</text:span><text:span text:style-name="T21">&lt;/label&gt;</text:span></text:p>
      <text:p text:style-name="P3"><text:s text:c="6"/><text:span text:style-name="T21">&lt;input</text:span><text:span text:style-name="T22"> </text:span><text:span text:style-name="T23">placeholder</text:span><text:span text:style-name="T22">=</text:span><text:span text:style-name="T24">'12345'</text:span><text:span text:style-name="T22"> </text:span><text:span text:style-name="T23">type</text:span><text:span text:style-name="T22">=</text:span><text:span text:style-name="T24">'text'</text:span><text:span text:style-name="T21">&gt;</text:span></text:p>
      <text:p text:style-name="P3"><text:s text:c="4"/><text:span text:style-name="T21">&lt;/div&gt;</text:span></text:p>
      <text:p text:style-name="P3"><text:s text:c="2"/><text:span text:style-name="T21">&lt;/div&gt;</text:span></text:p>
      <text:p text:style-name="P6">&lt;/form&gt;</text:p>
      <text:p text:style-name="P16"/>
      <text:p text:style-name="P16"/>
      <text:h text:style-name="P54" text:outline-level="1"><text:bookmark-start text:name="__RefHeading___Toc25417_1791912843"/>Wrapping Media Content <text:span text:style-name="T25">250 PTS</text:span><text:bookmark-end text:name="__RefHeading___Toc25417_1791912843"/></text:h>
      <text:p text:style-name="P46"><text:span text:style-name="T1">On small screens, the text should wrap below the image. Once the screen size is at least </text:span><text:span text:style-name="Source_20_Text"><text:span text:style-name="T16">500px</text:span></text:span><text:span text:style-name="T1"> wide, the items should </text:span><text:span text:style-name="Emphasis"><text:span text:style-name="T1">not</text:span></text:span><text:span text:style-name="T1"> wrap.</text:span></text:p>
      <text:p text:style-name="P16"><text:span text:style-name="T4">When the screen is at least </text:span><text:span text:style-name="Source_20_Text"><text:span text:style-name="T13">500px</text:span></text:span><text:span text:style-name="T4">, set the </text:span><text:span text:style-name="Source_20_Text"><text:span text:style-name="T13">.media</text:span></text:span><text:span text:style-name="T4"> items to </text:span><text:span text:style-name="Emphasis"><text:span text:style-name="T4">not</text:span></text:span><text:span text:style-name="T4"> wrap.</text:span></text:p>
      <text:p text:style-name="P30"><text:line-break/><text:span text:style-name="T27">.media {</text:span></text:p>
      <text:p text:style-name="P17"><text:s text:c="2"/>background: #ffffff;</text:p>
      <text:p text:style-name="P17"><text:s text:c="2"/>border: 1px solid #e5e5e5;</text:p>
      <text:p text:style-name="P17"><text:s text:c="2"/>display: flex;</text:p>
      <text:p text:style-name="P17"><text:s text:c="2"/>flex-wrap: wrap;</text:p>
      <text:p text:style-name="P17"><text:s text:c="2"/>max-width: 600px;</text:p>
      <text:p text:style-name="P17">}</text:p>
      <text:p text:style-name="P17"><text:soft-page-break/></text:p>
      <text:p text:style-name="P17">.media-content {</text:p>
      <text:p text:style-name="P17"><text:s text:c="2"/>padding: 20px;</text:p>
      <text:p text:style-name="P17">}</text:p>
      <text:p text:style-name="P17"/>
      <text:p text:style-name="P17">.media-img-container {</text:p>
      <text:p text:style-name="P17"><text:s text:c="2"/>padding: 20px 20px 0 20px;</text:p>
      <text:p text:style-name="P17">}</text:p>
      <text:p text:style-name="P17"/>
      <text:p text:style-name="P17">.media-img-item {</text:p>
      <text:p text:style-name="P17"><text:s text:c="2"/>width: 100%;</text:p>
      <text:p text:style-name="P17">}</text:p>
      <text:p text:style-name="P17"/>
      <text:p text:style-name="P17">.media-meta,</text:p>
      <text:p text:style-name="P17">.media-title,</text:p>
      <text:p text:style-name="P17">.media-description {</text:p>
      <text:p text:style-name="P17"><text:s text:c="2"/>margin: 0;</text:p>
      <text:p text:style-name="P17"><text:s text:c="2"/>padding: 0;</text:p>
      <text:p text:style-name="P17">}</text:p>
      <text:p text:style-name="P17"/>
      <text:p text:style-name="P17">.media-description {</text:p>
      <text:p text:style-name="P17"><text:s text:c="2"/>margin-top: 4px;</text:p>
      <text:p text:style-name="P17">}</text:p>
      <text:p text:style-name="P17"/>
      <text:p text:style-name="P17">.media-meta {</text:p>
      <text:p text:style-name="P17"><text:s text:c="2"/>display: flex;</text:p>
      <text:p text:style-name="P17"><text:s text:c="2"/>margin-top: 20px;</text:p>
      <text:p text:style-name="P17">}</text:p>
      <text:p text:style-name="P17"/>
      <text:p text:style-name="P17">.media-meta-item {</text:p>
      <text:p text:style-name="P17"><text:soft-page-break/><text:s text:c="2"/>list-style: none;</text:p>
      <text:p text:style-name="P17"><text:s text:c="2"/>margin: 0;</text:p>
      <text:p text:style-name="P17">}</text:p>
      <text:p text:style-name="P17"/>
      <text:p text:style-name="P17">.media-meta-item + .media-meta-item {</text:p>
      <text:p text:style-name="P17"><text:s text:c="2"/>margin-left: 20px;</text:p>
      <text:p text:style-name="P17">}</text:p>
      <text:p text:style-name="P17"/>
      <text:p text:style-name="P17">.media-meta-label {</text:p>
      <text:p text:style-name="P17"><text:s text:c="2"/>font-size: 12px;</text:p>
      <text:p text:style-name="P17"><text:s text:c="2"/>text-transform: uppercase;</text:p>
      <text:p text:style-name="P17">}</text:p>
      <text:p text:style-name="P17"/>
      <text:p text:style-name="P17">@media screen and (min-width: 500px) {</text:p>
      <text:p text:style-name="P17"/>
      <text:p text:style-name="P17"><text:s text:c="2"/>.media{</text:p>
      <text:p text:style-name="P17"><text:s text:c="2"/>flex-wrap: wrap;</text:p>
      <text:p text:style-name="P17">}</text:p>
      <text:p text:style-name="P17"><text:s/></text:p>
      <text:p text:style-name="P17"/>
      <text:p text:style-name="P17"><text:s text:c="2"/>.media-img-container {</text:p>
      <text:p text:style-name="P17"><text:s text:c="4"/>padding: 0;</text:p>
      <text:p text:style-name="P17"><text:s text:c="2"/>}</text:p>
      <text:p text:style-name="P17"/>
      <text:p text:style-name="P17"><text:s text:c="2"/>.media-img-item {</text:p>
      <text:p text:style-name="P17"><text:s text:c="4"/>width: 200px;</text:p>
      <text:p text:style-name="P17"><text:s text:c="2"/>}</text:p>
      <text:p text:style-name="P17"/>
      <text:p text:style-name="P17">}</text:p>
      <text:p text:style-name="P17"/>
      <text:p text:style-name="P17"><text:soft-page-break/>@media screen and (min-width: 600px) {</text:p>
      <text:p text:style-name="P17"/>
      <text:p text:style-name="P17"><text:s text:c="2"/>.media-img-item {</text:p>
      <text:p text:style-name="P17"><text:s text:c="4"/>width: 300px;</text:p>
      <text:p text:style-name="P17"><text:s text:c="2"/>}</text:p>
      <text:p text:style-name="P17"/>
      <text:p text:style-name="P17">}</text:p>
      <text:p text:style-name="P17"/>
      <text:p text:style-name="P17">&lt;div class='media'&gt;</text:p>
      <text:p text:style-name="P17"><text:s text:c="2"/>&lt;div class='media-img'&gt;</text:p>
      <text:p text:style-name="P17"><text:s text:c="4"/>&lt;img class='db media-img-item' src='assets/images/placeholder.png' width='300'&gt;</text:p>
      <text:p text:style-name="P17"><text:s text:c="2"/>&lt;/div&gt;</text:p>
      <text:p text:style-name="P17"><text:s text:c="2"/>&lt;div class='media-content'&gt;</text:p>
      <text:p text:style-name="P17"><text:s text:c="4"/>&lt;h3 class='media-title'&gt;Media Title&lt;/h3&gt;</text:p>
      <text:p text:style-name="P17"><text:s text:c="4"/>&lt;p class='media-description'&gt;</text:p>
      <text:p text:style-name="P17"><text:s text:c="6"/>This is a media paragraph about a thing that exists. It exists and the thing exists, so there's existence.</text:p>
      <text:p text:style-name="P17"><text:s text:c="4"/>&lt;/p&gt;</text:p>
      <text:p text:style-name="P17"><text:s text:c="4"/>&lt;ul class='media-meta'&gt;</text:p>
      <text:p text:style-name="P17"><text:s text:c="6"/>&lt;li class='media-meta-item'&gt;</text:p>
      <text:p text:style-name="P17"><text:s text:c="8"/>27</text:p>
      <text:p text:style-name="P17"><text:s text:c="8"/>&lt;span class='media-meta-label'&gt;Likes&lt;/span&gt;</text:p>
      <text:p text:style-name="P17"><text:s text:c="6"/>&lt;/li&gt;</text:p>
      <text:p text:style-name="P17"><text:s text:c="6"/>&lt;li class='media-meta-item'&gt;</text:p>
      <text:p text:style-name="P17"><text:s text:c="8"/>11</text:p>
      <text:p text:style-name="P17"><text:s text:c="8"/>&lt;span class='media-meta-label'&gt;Comments&lt;/small&gt;</text:p>
      <text:p text:style-name="P17"><text:s text:c="6"/>&lt;/li&gt;</text:p>
      <text:p text:style-name="P17"><text:s text:c="4"/>&lt;/ul&gt;</text:p>
      <text:p text:style-name="P17"><text:s text:c="2"/>&lt;/div&gt;</text:p>
      <text:p text:style-name="P17">&lt;/div&gt;</text:p>
      <text:p text:style-name="P17"><text:soft-page-break/></text:p>
      <text:h text:style-name="P55" text:outline-level="1"><text:bookmark-start text:name="__RefHeading___Toc25419_1791912843"/>Wrapping Grid Items <text:span text:style-name="T25">250 PTS</text:span><text:bookmark-end text:name="__RefHeading___Toc25419_1791912843"/></text:h>
      <text:p text:style-name="P46"><text:span text:style-name="T1">We can use a class to have grid items wrap when there's not enough space. Let's have grid containers with at least four items wrap at </text:span><text:span text:style-name="Source_20_Text"><text:span text:style-name="T16">500px</text:span></text:span><text:span text:style-name="T1">.</text:span></text:p>
      <text:list xml:id="list4154095083663207296" text:style-name="L3">
        <text:list-item>
          <text:p text:style-name="P51"><text:span text:style-name="T5">Add a </text:span><text:span text:style-name="Source_20_Text"><text:span text:style-name="T14">.grid-wrap</text:span></text:span><text:span text:style-name="T5"> selector that will have flex items wrap by default.</text:span></text:p>
          <text:p text:style-name="P58"><text:span text:style-name="T28">.grid-wrap</text:span><text:span text:style-name="T29"> {</text:span></text:p>
        </text:list-item>
      </text:list>
      <text:p text:style-name="P4"><text:s text:c="2"/><text:span text:style-name="T31">flex-wrap</text:span><text:span text:style-name="T22">: </text:span><text:span text:style-name="T21">wrap</text:span><text:span text:style-name="T22">;</text:span></text:p>
      <text:p text:style-name="P5">}</text:p>
      <text:list xml:id="list164023241613075" text:continue-numbering="true" text:style-name="L3">
        <text:list-item>
          <text:p text:style-name="P51"><text:span text:style-name="T5">When screen sizes are at least </text:span><text:span text:style-name="Source_20_Text"><text:span text:style-name="T14">500px</text:span></text:span><text:span text:style-name="T5">, counter the wrapping by adding the </text:span><text:span text:style-name="Source_20_Text"><text:span text:style-name="T14">.grid-wrap</text:span></text:span><text:span text:style-name="T5"> selector within a media query. Use the flexbox property and selector to have them not wrap </text:span></text:p>
        </text:list-item>
        <text:list-item>
          <text:p text:style-name="P51"><text:span text:style-name="T4">Add the </text:span><text:span text:style-name="Source_20_Text"><text:span text:style-name="T13">.grid-wrap</text:span></text:span><text:span text:style-name="T4"> class to grid flex containers with at least four items.</text:span></text:p>
        </text:list-item>
      </text:list>
      <text:p text:style-name="P30"><text:line-break/><text:span text:style-name="T6">(un grid con varios ) creo que estab arriba) </text:span></text:p>
      <text:p text:style-name="P30"><text:line-break/><text:span text:style-name="T32">2.2</text:span><text:span text:style-name="T30"> Distributing Space Around </text:span><text:span text:style-name="T26">250 PTS</text:span></text:p>
      <text:p text:style-name="P47">The likes and comments information will have a fair amount of empty space. Let's have it divided into both sides of each flex item.</text:p>
      <text:p text:style-name="P18">.media {</text:p>
      <text:p text:style-name="P18"><text:s text:c="2"/>background: #ffffff;</text:p>
      <text:p text:style-name="P18"><text:s text:c="2"/>border: 1px solid #e5e5e5;</text:p>
      <text:p text:style-name="P18"><text:s text:c="2"/>display: flex;</text:p>
      <text:p text:style-name="P18"><text:s text:c="2"/>flex-wrap: wrap;</text:p>
      <text:p text:style-name="P18"><text:s text:c="2"/>max-width: 600px;</text:p>
      <text:p text:style-name="P18">}</text:p>
      <text:p text:style-name="P18"/>
      <text:p text:style-name="P18">.media-content {</text:p>
      <text:p text:style-name="P18"><text:s text:c="2"/>padding: 20px;</text:p>
      <text:p text:style-name="P18">}</text:p>
      <text:p text:style-name="P18"/>
      <text:p text:style-name="P18">.media-img-container {</text:p>
      <text:p text:style-name="P18"><text:soft-page-break/><text:s text:c="2"/>padding: 20px 20px 0 20px;</text:p>
      <text:p text:style-name="P18">}</text:p>
      <text:p text:style-name="P18"/>
      <text:p text:style-name="P18">.media-img-item {</text:p>
      <text:p text:style-name="P18"><text:s text:c="2"/>width: 100%;</text:p>
      <text:p text:style-name="P18">}</text:p>
      <text:p text:style-name="P18"/>
      <text:p text:style-name="P18">.media-meta,</text:p>
      <text:p text:style-name="P18">.media-title,</text:p>
      <text:p text:style-name="P18">.media-description {</text:p>
      <text:p text:style-name="P18"><text:s text:c="2"/>margin: 0;</text:p>
      <text:p text:style-name="P18"><text:s text:c="2"/>padding: 0;</text:p>
      <text:p text:style-name="P18">}</text:p>
      <text:p text:style-name="P18"/>
      <text:p text:style-name="P18">.media-description {</text:p>
      <text:p text:style-name="P18"><text:s text:c="2"/>margin-top: 4px;</text:p>
      <text:p text:style-name="P18">}</text:p>
      <text:p text:style-name="P18"/>
      <text:p text:style-name="P18">.media-meta {</text:p>
      <text:p text:style-name="P18"><text:s text:c="2"/>display: flex;</text:p>
      <text:p text:style-name="P18"><text:s text:c="2"/>justify-content: space-around;</text:p>
      <text:p text:style-name="P18"><text:s text:c="2"/>margin-top: 20px;</text:p>
      <text:p text:style-name="P18">}</text:p>
      <text:p text:style-name="P18"/>
      <text:p text:style-name="P18">.media-meta-item {</text:p>
      <text:p text:style-name="P18"><text:s text:c="2"/>list-style: none;</text:p>
      <text:p text:style-name="P18"><text:s text:c="2"/>margin: 0;</text:p>
      <text:p text:style-name="P18">}</text:p>
      <text:p text:style-name="P18"/>
      <text:p text:style-name="P18">.media-meta-item + .media-meta-item {</text:p>
      <text:p text:style-name="P18"><text:soft-page-break/><text:s text:c="2"/>margin-left: 20px;</text:p>
      <text:p text:style-name="P18">}</text:p>
      <text:p text:style-name="P18">&lt;div class='media'&gt;</text:p>
      <text:p text:style-name="P18"><text:s text:c="2"/>&lt;div class='media-img'&gt;</text:p>
      <text:p text:style-name="P18"><text:s text:c="4"/>&lt;img class='db media-img-item' src='assets/images/placeholder.png' width='300'&gt;</text:p>
      <text:p text:style-name="P18"><text:s text:c="2"/>&lt;/div&gt;</text:p>
      <text:p text:style-name="P18"><text:s text:c="2"/>&lt;div class='media-content'&gt;</text:p>
      <text:p text:style-name="P18"><text:s text:c="4"/>&lt;h3 class='media-title'&gt;Media Title&lt;/h3&gt;</text:p>
      <text:p text:style-name="P18"><text:s text:c="4"/>&lt;p class='media-description'&gt;</text:p>
      <text:p text:style-name="P18"><text:s text:c="6"/>This is a media paragraph about a thing that exists. It exists and the thing exists, so there's existence.</text:p>
      <text:p text:style-name="P18"><text:s text:c="4"/>&lt;/p&gt;</text:p>
      <text:p text:style-name="P18"><text:s text:c="4"/>&lt;ul class='media-meta'&gt;</text:p>
      <text:p text:style-name="P18"><text:s text:c="6"/>&lt;li class='media-meta-item'&gt;</text:p>
      <text:p text:style-name="P18"><text:s text:c="8"/>27</text:p>
      <text:p text:style-name="P18"><text:s text:c="8"/>&lt;span class='media-meta-label'&gt;Likes&lt;/span&gt;</text:p>
      <text:p text:style-name="P18"><text:s text:c="6"/>&lt;/li&gt;</text:p>
      <text:p text:style-name="P18"><text:s text:c="6"/>&lt;li class='media-meta-item'&gt;</text:p>
      <text:p text:style-name="P18"><text:s text:c="8"/>11</text:p>
      <text:p text:style-name="P18"><text:s text:c="8"/>&lt;span class='media-meta-label'&gt;Comments&lt;/small&gt;</text:p>
      <text:p text:style-name="P18"><text:s text:c="6"/>&lt;/li&gt;</text:p>
      <text:p text:style-name="P18"><text:s text:c="4"/>&lt;/ul&gt;</text:p>
      <text:p text:style-name="P18"><text:s text:c="2"/>&lt;/div&gt;</text:p>
      <text:p text:style-name="P18">&lt;/div&gt; </text:p>
      <text:p text:style-name="P18"/>
      <text:p text:style-name="P18">.media-meta-label {</text:p>
      <text:p text:style-name="P18"><text:s text:c="2"/>font-size: 12px;</text:p>
      <text:p text:style-name="P18"><text:s text:c="2"/>text-transform: uppercase;</text:p>
      <text:p text:style-name="P18">}</text:p>
      <text:p text:style-name="P18"/>
      <text:p text:style-name="P18"><text:soft-page-break/>@media screen and (min-width: 500px) {</text:p>
      <text:p text:style-name="P18"/>
      <text:p text:style-name="P18"><text:s text:c="2"/>.media {</text:p>
      <text:p text:style-name="P18"><text:s text:c="4"/>flex-wrap: nowrap;</text:p>
      <text:p text:style-name="P18"><text:s text:c="2"/>}</text:p>
      <text:p text:style-name="P18"/>
      <text:p text:style-name="P18"><text:s text:c="2"/>.media-img-container {</text:p>
      <text:p text:style-name="P18"><text:s text:c="4"/>padding: 0;</text:p>
      <text:p text:style-name="P18"><text:s text:c="2"/>}</text:p>
      <text:p text:style-name="P18"/>
      <text:p text:style-name="P18"><text:s text:c="2"/>.media-img-item {</text:p>
      <text:p text:style-name="P18"><text:s text:c="4"/>width: 200px;</text:p>
      <text:p text:style-name="P18"><text:s text:c="2"/>}</text:p>
      <text:p text:style-name="P18"/>
      <text:p text:style-name="P18">}</text:p>
      <text:p text:style-name="P18"/>
      <text:p text:style-name="P18">@media screen and (min-width: 600px) {</text:p>
      <text:p text:style-name="P18"/>
      <text:p text:style-name="P18"><text:s text:c="2"/>.media-img-item {</text:p>
      <text:p text:style-name="P18"><text:s text:c="4"/>width: 300px;</text:p>
      <text:p text:style-name="P18"><text:s text:c="2"/>}</text:p>
      <text:p text:style-name="P18"/>
      <text:p text:style-name="P18">}</text:p>
      <text:p text:style-name="P18"/>
      <text:p text:style-name="P18"><text:span text:style-name="T1">When multiple items share a line in forms, we'd like them to be positioned at the start and end of the container.</text:span> </text:p>
      <text:p text:style-name="P10">Use the property and selector that will add space between the items.</text:p>
      <text:p text:style-name="P30"><text:line-break/><text:span text:style-name="T33">form {</text:span></text:p>
      <text:p text:style-name="P18"><text:s text:c="2"/>max-width: 700px;</text:p>
      <text:p text:style-name="P18"><text:soft-page-break/><text:s text:c="2"/>padding: 0 20px 20px 20px;</text:p>
      <text:p text:style-name="P18">}</text:p>
      <text:p text:style-name="P18"/>
      <text:p text:style-name="P18">input,</text:p>
      <text:p text:style-name="P18">label {</text:p>
      <text:p text:style-name="P18"><text:s text:c="2"/>display: block;</text:p>
      <text:p text:style-name="P18"><text:s text:c="2"/>width: 100%;</text:p>
      <text:p text:style-name="P18">}</text:p>
      <text:p text:style-name="P18"/>
      <text:p text:style-name="P18">label {</text:p>
      <text:p text:style-name="P18"><text:s text:c="2"/>font-weight: bold;</text:p>
      <text:p text:style-name="P18"><text:s text:c="2"/>margin-bottom: 5px;</text:p>
      <text:p text:style-name="P18">}</text:p>
      <text:p text:style-name="P18"/>
      <text:p text:style-name="P18">input,</text:p>
      <text:p text:style-name="P18">select {</text:p>
      <text:p text:style-name="P18"><text:s text:c="2"/>background: #f9f9f9;</text:p>
      <text:p text:style-name="P18"><text:s text:c="2"/>border: 1px solid #e5e5e5;</text:p>
      <text:p text:style-name="P18"><text:s text:c="2"/>border-radius: 8px;</text:p>
      <text:p text:style-name="P18"><text:s text:c="2"/>box-shadow: inset 0 1px 1px #e1e1e1;</text:p>
      <text:p text:style-name="P18"><text:s text:c="2"/>font-size: 16px;</text:p>
      <text:p text:style-name="P18"><text:s text:c="2"/>padding: 8px;</text:p>
      <text:p text:style-name="P18">}</text:p>
      <text:p text:style-name="P18"/>
      <text:p text:style-name="P18">.select-state {</text:p>
      <text:p text:style-name="P18"><text:s text:c="2"/>width: 100%;</text:p>
      <text:p text:style-name="P18">}</text:p>
      <text:p text:style-name="P18"/>
      <text:p text:style-name="P18">.fieldset {</text:p>
      <text:p text:style-name="P18"><text:s text:c="2"/>margin-top: 20px;</text:p>
      <text:p text:style-name="P18"><text:soft-page-break/>}</text:p>
      <text:p text:style-name="P18"/>
      <text:p text:style-name="P18">.fieldsets-group {</text:p>
      <text:p text:style-name="P18"><text:s text:c="2"/>display: flex;</text:p>
      <text:p text:style-name="P18"><text:s text:c="2"/>justify-content: space-between;</text:p>
      <text:p text:style-name="P18">}</text:p>
      <text:p text:style-name="P18"/>
      <text:p text:style-name="P18">.fieldset-1of2 + .fieldset-1of2 {</text:p>
      <text:p text:style-name="P18"><text:s text:c="2"/>margin-left: 30px;</text:p>
      <text:p text:style-name="P18">}</text:p>
      <text:p text:style-name="P18"/>
      <text:p text:style-name="P18">.fieldset-state {</text:p>
      <text:p text:style-name="P18"><text:s text:c="2"/>padding-right: 15px;</text:p>
      <text:p text:style-name="P18">}</text:p>
      <text:p text:style-name="P18"/>
      <text:p text:style-name="P18">.fieldset-zip {</text:p>
      <text:p text:style-name="P18"><text:s text:c="2"/>padding-left: 15px;</text:p>
      <text:p text:style-name="P18">}</text:p>
      <text:p text:style-name="P18"/>
      <text:p text:style-name="P18">@media screen and (min-width: 600px) {</text:p>
      <text:p text:style-name="P18"/>
      <text:p text:style-name="P18"><text:s text:c="2"/>.fieldset-state {</text:p>
      <text:p text:style-name="P18"><text:s text:c="4"/>padding-left: 30px;</text:p>
      <text:p text:style-name="P18"><text:s text:c="2"/>}</text:p>
      <text:p text:style-name="P18"/>
      <text:p text:style-name="P18">}</text:p>
      <text:p text:style-name="P18"/>
      <text:p text:style-name="P18"><text:span text:style-name="T1">There are three promo components that we want to modify to display the content vertically at the </text:span><text:span text:style-name="Source_20_Text"><text:span text:style-name="T16">flex-start</text:span></text:span><text:span text:style-name="T1">, </text:span><text:span text:style-name="Source_20_Text"><text:span text:style-name="T16">center</text:span></text:span><text:span text:style-name="T1">, and </text:span><text:span text:style-name="Source_20_Text"><text:span text:style-name="T16">flex-end</text:span></text:span><text:span text:style-name="T10"> </text:span><text:span text:style-name="T1">positions. We'll skip </text:span><text:span text:style-name="Source_20_Text"><text:span text:style-name="T16">flex-start</text:span></text:span><text:span text:style-name="T10"> </text:span><text:span text:style-name="T1">because it's the default.</text:span> </text:p>
      <text:p text:style-name="P18"><text:soft-page-break/><text:span text:style-name="T3">For the </text:span><text:span text:style-name="Source_20_Text"><text:span text:style-name="T13">.promo--center</text:span></text:span><text:span text:style-name="T10"> </text:span><text:span text:style-name="T3">selector, use the property and value that will justify the content to the </text:span><text:span text:style-name="Source_20_Text"><text:span text:style-name="T13">center</text:span></text:span><text:span text:style-name="T3">.</text:span> </text:p>
      <text:p text:style-name="P18"><text:span text:style-name="T3">For the </text:span><text:span text:style-name="Source_20_Text"><text:span text:style-name="T13">.promo--end</text:span></text:span><text:span text:style-name="T10"> </text:span><text:span text:style-name="T3">selector, use the property and value that will justify the content to the </text:span><text:span text:style-name="Source_20_Text"><text:span text:style-name="T13">flex-end</text:span></text:span><text:span text:style-name="T3">.</text:span> </text:p>
      <text:p text:style-name="P19">.promo {</text:p>
      <text:p text:style-name="P19"><text:s text:c="2"/>border: 1px solid #e5e5e5;</text:p>
      <text:p text:style-name="P19"><text:s text:c="2"/>display: inline-flex;</text:p>
      <text:p text:style-name="P19"><text:s text:c="2"/>flex-direction:column;</text:p>
      <text:p text:style-name="P19"><text:s text:c="2"/>max-width: 280px;</text:p>
      <text:p text:style-name="P19"><text:s text:c="2"/>min-height: 350px;</text:p>
      <text:p text:style-name="P19"><text:s text:c="3"/>padding: 20px;</text:p>
      <text:p text:style-name="P19">}</text:p>
      <text:p text:style-name="P19"/>
      <text:p text:style-name="P19">.promo--center {</text:p>
      <text:p text:style-name="P19"><text:s text:c="2"/>justify-content: center;</text:p>
      <text:p text:style-name="P19">}</text:p>
      <text:p text:style-name="P19"/>
      <text:p text:style-name="P19">.promo--end {</text:p>
      <text:p text:style-name="P19"><text:s text:c="2"/>justify-content:flex-end;</text:p>
      <text:p text:style-name="P19">}</text:p>
      <text:p text:style-name="P15">Inline containers can have their alignment changed when content is justified. To counter this, we'll use some non-flexbox CSS.</text:p>
      <text:p text:style-name="P19"><text:span text:style-name="T4">Add a </text:span><text:span text:style-name="Source_20_Text"><text:span text:style-name="T13">vertical-align</text:span></text:span><text:span text:style-name="T4"> property with a value of </text:span><text:span text:style-name="Source_20_Text"><text:span text:style-name="T13">top</text:span></text:span><text:span text:style-name="T4"> to the </text:span><text:span text:style-name="Source_20_Text"><text:span text:style-name="T13">.promo</text:span></text:span><text:span text:style-name="T4"> selector to align our inline flex containers.</text:span></text:p>
      <text:p text:style-name="P11">.promo {</text:p>
      <text:p text:style-name="P11"><text:s text:c="2"/>border: 1px solid #e5e5e5;</text:p>
      <text:p text:style-name="P11"><text:s text:c="2"/>display: inline-flex;</text:p>
      <text:p text:style-name="P11"><text:s text:c="2"/>flex-direction: column;</text:p>
      <text:p text:style-name="P11"><text:s text:c="2"/>max-width: 280px;</text:p>
      <text:p text:style-name="P11"><text:s text:c="2"/>min-height: 350px;</text:p>
      <text:p text:style-name="P11"><text:s text:c="2"/>padding: 20px;</text:p>
      <text:p text:style-name="P11"><text:s text:c="2"/>vertical-align: top;</text:p>
      <text:p text:style-name="P11"><text:soft-page-break/>}</text:p>
      <text:p text:style-name="P11"/>
      <text:p text:style-name="P11">.promo--center {</text:p>
      <text:p text:style-name="P11"><text:s text:c="2"/>justify-content: center;</text:p>
      <text:p text:style-name="P11">}</text:p>
      <text:p text:style-name="P11"/>
      <text:p text:style-name="P11">.promo--end {</text:p>
      <text:p text:style-name="P11"><text:s text:c="2"/>justify-content: flex-end;</text:p>
      <text:p text:style-name="P11">}</text:p>
      <text:p text:style-name="P11"/>
      <text:p text:style-name="P11">.promo-title {</text:p>
      <text:p text:style-name="P11"><text:s text:c="2"/>margin: 0;</text:p>
      <text:p text:style-name="P11">}</text:p>
      <text:p text:style-name="P11"/>
      <text:p text:style-name="P11">.promo-description {</text:p>
      <text:p text:style-name="P11"><text:s text:c="2"/>margin-top: 8px;</text:p>
      <text:p text:style-name="P11">}</text:p>
      <text:p text:style-name="P30"><text:line-break/><text:span text:style-name="T1">When we have multiple media components on a page and they're not wrapping, we'd like the image and content to alternate order. We set up a selector to handle it, but it needs the right flex property.</text:span> </text:p>
      <text:p text:style-name="P31"><text:span text:style-name="T3">Use a flexbox property and value to have </text:span><text:span text:style-name="Source_20_Text"><text:span text:style-name="T13">.media-img</text:span></text:span><text:span text:style-name="T10"> </text:span><text:span text:style-name="T3">display after </text:span><text:span text:style-name="Source_20_Text"><text:span text:style-name="T13">.media-content</text:span></text:span><text:span text:style-name="T3">.</text:span> </text:p>
      <text:p text:style-name="P33">.media {</text:p>
      <text:p text:style-name="P33"><text:s text:c="2"/>background: #ffffff;</text:p>
      <text:p text:style-name="P33"><text:s text:c="2"/>border: 1px solid #e5e5e5;</text:p>
      <text:p text:style-name="P33"><text:s text:c="2"/>display: flex;</text:p>
      <text:p text:style-name="P33"><text:s text:c="2"/>flex-wrap: wrap;</text:p>
      <text:p text:style-name="P33"><text:s text:c="2"/>max-width: 600px;</text:p>
      <text:p text:style-name="P33">}</text:p>
      <text:p text:style-name="P33"/>
      <text:p text:style-name="P33"><text:soft-page-break/>.media + .media {</text:p>
      <text:p text:style-name="P33"><text:s text:c="2"/>margin-top: 20px;</text:p>
      <text:p text:style-name="P33">}</text:p>
      <text:p text:style-name="P33"/>
      <text:p text:style-name="P33">.media-content {</text:p>
      <text:p text:style-name="P33"><text:s text:c="2"/>padding: 20px;</text:p>
      <text:p text:style-name="P33">}</text:p>
      <text:p text:style-name="P33"/>
      <text:p text:style-name="P33">.media-img-container {</text:p>
      <text:p text:style-name="P33"><text:s text:c="2"/>padding: 20px 20px 0 20px;</text:p>
      <text:p text:style-name="P33">}</text:p>
      <text:p text:style-name="P33"/>
      <text:p text:style-name="P33">.media-img-item {</text:p>
      <text:p text:style-name="P33"><text:s text:c="2"/>width: 100%;</text:p>
      <text:p text:style-name="P33">}</text:p>
      <text:p text:style-name="P33"/>
      <text:p text:style-name="P33">.media-meta,</text:p>
      <text:p text:style-name="P33">.media-title,</text:p>
      <text:p text:style-name="P33">.media-description {</text:p>
      <text:p text:style-name="P33"><text:s text:c="2"/>margin: 0;</text:p>
      <text:p text:style-name="P33"><text:s text:c="2"/>padding: 0;</text:p>
      <text:p text:style-name="P33">}</text:p>
      <text:p text:style-name="P33"/>
      <text:p text:style-name="P33">.media-description {</text:p>
      <text:p text:style-name="P33"><text:s text:c="2"/>margin-top: 4px;</text:p>
      <text:p text:style-name="P33">}</text:p>
      <text:p text:style-name="P33"/>
      <text:p text:style-name="P33">.media-meta {</text:p>
      <text:p text:style-name="P33"><text:s text:c="2"/>display: flex;</text:p>
      <text:p text:style-name="P33"><text:s text:c="2"/>justify-content: space-around;</text:p>
      <text:p text:style-name="P33"><text:soft-page-break/><text:s text:c="2"/>margin-top: 20px;</text:p>
      <text:p text:style-name="P33">}</text:p>
      <text:p text:style-name="P33"/>
      <text:p text:style-name="P33">.media-meta-item {</text:p>
      <text:p text:style-name="P33"><text:s text:c="2"/>list-style: none;</text:p>
      <text:p text:style-name="P33"><text:s text:c="2"/>margin: 0;</text:p>
      <text:p text:style-name="P33">}</text:p>
      <text:p text:style-name="P33"/>
      <text:p text:style-name="P33">.media-meta-item + .media-meta-item {</text:p>
      <text:p text:style-name="P33"><text:s text:c="2"/>margin-left: 20px;</text:p>
      <text:p text:style-name="P33">}</text:p>
      <text:p text:style-name="P33"/>
      <text:p text:style-name="P33">.media-meta-label {</text:p>
      <text:p text:style-name="P33"><text:s text:c="2"/>font-size: 12px;</text:p>
      <text:p text:style-name="P33"><text:s text:c="2"/>text-transform: uppercase;</text:p>
      <text:p text:style-name="P33">}</text:p>
      <text:p text:style-name="P33"/>
      <text:p text:style-name="P33">@media screen and (min-width: 500px) {</text:p>
      <text:p text:style-name="P33"><text:s text:c="2"/>.media {</text:p>
      <text:p text:style-name="P33"><text:s text:c="4"/>flex-wrap: nowrap;</text:p>
      <text:p text:style-name="P33"><text:s text:c="2"/>}</text:p>
      <text:p text:style-name="P33"/>
      <text:p text:style-name="P33"><text:s text:c="2"/>.media:nth-child(even) .media-img {</text:p>
      <text:p text:style-name="P34"><text:s text:c="4"/>order: 1;</text:p>
      <text:p text:style-name="P33"><text:s text:c="2"/>}</text:p>
      <text:p text:style-name="P33"/>
      <text:p text:style-name="P33"><text:s text:c="2"/>.media-img-container {</text:p>
      <text:p text:style-name="P33"><text:s text:c="4"/>padding: 0;</text:p>
      <text:p text:style-name="P33"><text:s text:c="2"/>}</text:p>
      <text:p text:style-name="P33"/>
      <text:p text:style-name="P33"><text:soft-page-break/><text:s text:c="2"/>.media-img-item {</text:p>
      <text:p text:style-name="P33"><text:s text:c="4"/>width: 200px;</text:p>
      <text:p text:style-name="P33"><text:s text:c="2"/>}</text:p>
      <text:p text:style-name="P33">@media screen and (min-width: 600px) {</text:p>
      <text:p text:style-name="P33"><text:s text:c="2"/>.media-img-item {</text:p>
      <text:p text:style-name="P33"><text:s text:c="4"/>width: 300px;</text:p>
      <text:p text:style-name="P33"><text:s text:c="2"/>}</text:p>
      <text:p text:style-name="P33">}</text:p>
      <text:p text:style-name="P33">&lt;div class='media'&gt;</text:p>
      <text:p text:style-name="P33"><text:s text:c="2"/>&lt;div class='media-img'&gt;</text:p>
      <text:p text:style-name="P33"><text:s text:c="4"/>&lt;img class='db media-img-item' src='assets/images/placeholder.png' width='300'&gt;</text:p>
      <text:p text:style-name="P33"><text:s text:c="2"/>&lt;/div&gt;</text:p>
      <text:p text:style-name="P33"><text:s text:c="2"/>&lt;div class='media-content'&gt;</text:p>
      <text:p text:style-name="P33"><text:s text:c="4"/>&lt;h3 class='media-title'&gt;Media Title&lt;/h3&gt;</text:p>
      <text:p text:style-name="P33"><text:s text:c="4"/>&lt;p class='media-description'&gt;</text:p>
      <text:p text:style-name="P33"><text:s text:c="6"/>This is a media paragraph that would contain details about whatever this item is about.</text:p>
      <text:p text:style-name="P33"><text:s text:c="4"/>&lt;/p&gt;</text:p>
      <text:p text:style-name="P33"><text:s text:c="4"/>&lt;ul class='media-meta'&gt;</text:p>
      <text:p text:style-name="P33"><text:s text:c="6"/>&lt;li class='media-meta-item'&gt;</text:p>
      <text:p text:style-name="P33"><text:s text:c="8"/>27</text:p>
      <text:p text:style-name="P33"><text:s text:c="8"/>&lt;span class='media-meta-label'&gt;Likes&lt;/span&gt;</text:p>
      <text:p text:style-name="P33"><text:s text:c="6"/>&lt;/li&gt;</text:p>
      <text:p text:style-name="P33"><text:s text:c="6"/>&lt;li class='media-meta-item'&gt;</text:p>
      <text:p text:style-name="P33"><text:s text:c="8"/>11</text:p>
      <text:p text:style-name="P33"><text:s text:c="8"/>&lt;span class='media-meta-label'&gt;Comments&lt;/small&gt;</text:p>
      <text:p text:style-name="P33"><text:s text:c="6"/>&lt;/li&gt;</text:p>
      <text:p text:style-name="P33"><text:s text:c="4"/>&lt;/ul&gt;</text:p>
      <text:p text:style-name="P33"><text:s text:c="2"/>&lt;/div&gt;</text:p>
      <text:p text:style-name="P33">&lt;/div&gt;</text:p>
      <text:p text:style-name="P33">&lt;div class='media'&gt;</text:p>
      <text:p text:style-name="P33"><text:soft-page-break/><text:s text:c="2"/>&lt;div class='media-img'&gt;</text:p>
      <text:p text:style-name="P33"><text:s text:c="4"/>&lt;img class='db media-img-item' src='assets/images/placeholder.png' width='300'&gt;</text:p>
      <text:p text:style-name="P33"><text:s text:c="2"/>&lt;/div&gt;</text:p>
      <text:p text:style-name="P33"><text:s text:c="2"/>&lt;div class='media-content'&gt;</text:p>
      <text:p text:style-name="P33"><text:s text:c="4"/>&lt;h3 class='media-title'&gt;Media Title&lt;/h3&gt;</text:p>
      <text:p text:style-name="P33"><text:s text:c="4"/>&lt;p class='media-description'&gt;</text:p>
      <text:p text:style-name="P33"><text:s text:c="6"/>This is a media paragraph that would contain details about whatever this item is about.</text:p>
      <text:p text:style-name="P33"><text:s text:c="4"/>&lt;/p&gt;</text:p>
      <text:p text:style-name="P33"><text:s text:c="4"/>&lt;ul class='media-meta'&gt;</text:p>
      <text:p text:style-name="P33"><text:s text:c="6"/>&lt;li class='media-meta-item'&gt;</text:p>
      <text:p text:style-name="P33"><text:s text:c="8"/>27</text:p>
      <text:p text:style-name="P33"><text:s text:c="8"/>&lt;span class='media-meta-label'&gt;Likes&lt;/span&gt;</text:p>
      <text:p text:style-name="P33"><text:s text:c="6"/>&lt;/li&gt;</text:p>
      <text:p text:style-name="P33"><text:s text:c="6"/>&lt;li class='media-meta-item'&gt;</text:p>
      <text:p text:style-name="P33"><text:s text:c="8"/>11</text:p>
      <text:p text:style-name="P33"><text:s text:c="8"/>&lt;span class='media-meta-label'&gt;Comments&lt;/small&gt;</text:p>
      <text:p text:style-name="P33"><text:s text:c="6"/>&lt;/li&gt;</text:p>
      <text:p text:style-name="P33"><text:s text:c="4"/>&lt;/ul&gt;</text:p>
      <text:p text:style-name="P33"><text:s text:c="2"/>&lt;/div&gt;</text:p>
      <text:p text:style-name="P33">&lt;/div&gt;</text:p>
      <text:p text:style-name="P33"><text:span text:style-name="T1">Our CMS outputs items in order, but uses a class for featured items. We want featured items to display first.</text:span> </text:p>
      <text:p text:style-name="P33"><text:span text:style-name="T4">Use a flexbox property and value to have </text:span><text:span text:style-name="Source_20_Text"><text:span text:style-name="T13">.product--featured</text:span></text:span><text:span text:style-name="T4">displayed before other items.</text:span></text:p>
      <text:p text:style-name="P30"><text:line-break/><text:span text:style-name="T34">.products {</text:span></text:p>
      <text:p text:style-name="P20"><text:s text:c="2"/>display: flex;</text:p>
      <text:p text:style-name="P20"><text:s text:c="2"/>flex-wrap: wrap;</text:p>
      <text:p text:style-name="P20">}</text:p>
      <text:p text:style-name="P20"/>
      <text:p text:style-name="P20">.product {</text:p>
      <text:p text:style-name="P20"><text:soft-page-break/><text:s text:c="2"/>padding: 10px;</text:p>
      <text:p text:style-name="P20">}</text:p>
      <text:p text:style-name="P20"/>
      <text:p text:style-name="P20">.product-title {</text:p>
      <text:p text:style-name="P20"><text:s text:c="2"/>margin: 5px 0 0 0;</text:p>
      <text:p text:style-name="P20">}</text:p>
      <text:p text:style-name="P20"/>
      <text:p text:style-name="P20">.product-price {</text:p>
      <text:p text:style-name="P20"><text:s text:c="2"/>margin: 0</text:p>
      <text:p text:style-name="P20">}</text:p>
      <text:p text:style-name="P20"/>
      <text:p text:style-name="P20">.product--featured {</text:p>
      <text:p text:style-name="P20"><text:s text:c="2"/>background: purple;</text:p>
      <text:p text:style-name="P20"><text:s text:c="2"/>color: #ffffff;</text:p>
      <text:p text:style-name="P21"><text:s text:c="2"/>order: -1;</text:p>
      <text:p text:style-name="P20">}</text:p>
      <text:p text:style-name="P20">&lt;section class='products'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One&lt;/h4&gt; <text:s text:c="5"/></text:p>
      <text:p text:style-name="P20"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Two&lt;/h4&gt;</text:p>
      <text:p text:style-name="P20"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Three&lt;/h4&gt;</text:p>
      <text:p text:style-name="P20"><text:soft-page-break/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Four&lt;/h4&gt;</text:p>
      <text:p text:style-name="P20"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Five&lt;/h4&gt;</text:p>
      <text:p text:style-name="P20"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Six&lt;/h4&gt;</text:p>
      <text:p text:style-name="P20"><text:s text:c="4"/>&lt;p class='product-price'&gt;$99.99&lt;/p&gt;</text:p>
      <text:p text:style-name="P20"><text:s text:c="2"/>&lt;/article&gt;</text:p>
      <text:p text:style-name="P20"><text:s text:c="2"/>&lt;article class='product product--featured'&gt;</text:p>
      <text:p text:style-name="P20"><text:s text:c="4"/>&lt;img src='assets/images/placeholder.png' width='200' /&gt;</text:p>
      <text:p text:style-name="P20"><text:s text:c="4"/>&lt;h4 class='product-title'&gt;Product Title Seven&lt;/h4&gt;</text:p>
      <text:p text:style-name="P20"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Eight&lt;/h4&gt;</text:p>
      <text:p text:style-name="P20"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Nine&lt;/h4&gt;</text:p>
      <text:p text:style-name="P20"><text:soft-page-break/><text:s text:c="4"/>&lt;p class='product-price'&gt;$99.99&lt;/p&gt;</text:p>
      <text:p text:style-name="P20"><text:s text:c="2"/>&lt;/article&gt;</text:p>
      <text:p text:style-name="P20"><text:s text:c="2"/>&lt;article class='product'&gt;</text:p>
      <text:p text:style-name="P20"><text:s text:c="4"/>&lt;img src='assets/images/placeholder.png' width='200' /&gt;</text:p>
      <text:p text:style-name="P20"><text:s text:c="4"/>&lt;h4 class='product-title'&gt;Product Title Ten&lt;/h4&gt;</text:p>
      <text:p text:style-name="P20"><text:s text:c="4"/>&lt;p class='product-price'&gt;$99.99&lt;/p&gt;</text:p>
      <text:p text:style-name="P20"><text:s text:c="2"/>&lt;/article&gt;</text:p>
      <text:p text:style-name="P20">&lt;/section&gt;</text:p>
      <text:h text:style-name="P56" text:outline-level="1"><text:bookmark-start text:name="__RefHeading___Toc7635_345478086"/>Vertically Centering Content <text:span text:style-name="T25">250 PTS</text:span><text:bookmark-end text:name="__RefHeading___Toc7635_345478086"/></text:h>
      <text:p text:style-name="P47">In the media components, we want the text to vertically align to the middle of the image.</text:p>
      <text:p text:style-name="P33"><text:span text:style-name="T3">Use the flexbox property and value to align items on the cross axis.</text:span> </text:p>
      <text:p text:style-name="P35">.media {</text:p>
      <text:p text:style-name="P35"><text:s text:c="2"/>align-items: center;</text:p>
      <text:p text:style-name="P35"><text:s text:c="2"/>background: #ffffff;</text:p>
      <text:p text:style-name="P35"><text:s text:c="2"/>border: 1px solid #e5e5e5;</text:p>
      <text:p text:style-name="P35"><text:s text:c="2"/>display: flex;</text:p>
      <text:p text:style-name="P35"><text:s text:c="2"/>flex-wrap: wrap;</text:p>
      <text:p text:style-name="P35"><text:s text:c="2"/>max-width: 600px;</text:p>
      <text:p text:style-name="P35">}</text:p>
      <text:h text:style-name="P57" text:outline-level="1"/>
      <text:p text:style-name="P23"/>
      <text:p text:style-name="P35"><text:span text:style-name="T1">Let's finish off our grid! All it takes is making each </text:span><text:span text:style-name="Source_20_Text"><text:span text:style-name="T16">.grid-item</text:span></text:span><text:span text:style-name="T10"> </text:span><text:span text:style-name="T1">fill as much space as possible. Instead of adjusting to the size of the content, we want each one to grow.</text:span> </text:p>
      <text:p text:style-name="P36">Use the flexbox property and value to have all of the grid items grow.</text:p>
      <text:p text:style-name="P30"/>
      <text:p text:style-name="P40">&lt;div class='demo'&gt;</text:p>
      <text:p text:style-name="P40"><text:s text:c="2"/>&lt;div class='grid'&gt;</text:p>
      <text:p text:style-name="P40"><text:soft-page-break/><text:s text:c="4"/>&lt;div class='grid-item'&gt;</text:p>
      <text:p text:style-name="P40"><text:s text:c="6"/>.grid-item</text:p>
      <text:p text:style-name="P40"><text:s text:c="4"/>&lt;/div&gt;</text:p>
      <text:p text:style-name="P40"><text:s text:c="2"/>&lt;/div&gt;</text:p>
      <text:p text:style-name="P40"><text:s text:c="2"/>&lt;div class='grid'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2"/>&lt;/div&gt;</text:p>
      <text:p text:style-name="P40"><text:s text:c="2"/>&lt;div class='grid'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2"/>&lt;/div&gt;</text:p>
      <text:p text:style-name="P40"><text:s text:c="2"/>&lt;div class='grid grid-wrap'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oft-page-break/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2"/>&lt;/div&gt;</text:p>
      <text:p text:style-name="P40"><text:s text:c="2"/>&lt;div class='grid grid-wrap'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2"/>&lt;/div&gt;</text:p>
      <text:p text:style-name="P40"><text:s text:c="2"/>&lt;div class='grid grid-wrap'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oft-page-break/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4"/>&lt;div class='grid-item'&gt;</text:p>
      <text:p text:style-name="P40"><text:s text:c="6"/>.grid-item</text:p>
      <text:p text:style-name="P40"><text:s text:c="4"/>&lt;/div&gt;</text:p>
      <text:p text:style-name="P40"><text:s text:c="2"/>&lt;/div&gt;</text:p>
      <text:p text:style-name="P40">&lt;/div&gt;</text:p>
      <text:p text:style-name="P40">.grid {</text:p>
      <text:p text:style-name="P40"><text:s text:c="2"/>display: flex;</text:p>
      <text:p text:style-name="P40"><text:s text:c="2"/>margin: 20px 0;</text:p>
      <text:p text:style-name="P40">}</text:p>
      <text:p text:style-name="P40"/>
      <text:p text:style-name="P40">.grid-wrap {</text:p>
      <text:p text:style-name="P40"><text:s text:c="2"/>flex-wrap: wrap;</text:p>
      <text:p text:style-name="P40">}</text:p>
      <text:p text:style-name="P40"/>
      <text:p text:style-name="P40">.grid-item {</text:p>
      <text:p text:style-name="P40"><text:s text:c="4"/>flex-grow:1;</text:p>
      <text:p text:style-name="P40">}</text:p>
      <text:p text:style-name="P40"/>
      <text:p text:style-name="P40">@media screen and (min-width: 500px) {</text:p>
      <text:p text:style-name="P40"><text:s text:c="2"/>.grid-wrap {</text:p>
      <text:p text:style-name="P40"><text:soft-page-break/><text:s text:c="4"/>flex-wrap: nowrap;</text:p>
      <text:p text:style-name="P40"><text:s text:c="2"/>}</text:p>
      <text:p text:style-name="P40">}</text:p>
      <text:p text:style-name="P40"/>
      <text:p text:style-name="P40">.demo .grid-item {</text:p>
      <text:p text:style-name="P40"><text:s text:c="2"/>background: #ffffff;</text:p>
      <text:p text:style-name="P40"><text:s text:c="2"/>border: 1px solid #e5e5e5;</text:p>
      <text:p text:style-name="P40"><text:s text:c="2"/>padding: 10px;</text:p>
      <text:p text:style-name="P40"><text:s text:c="2"/>text-align: center;</text:p>
      <text:p text:style-name="P40">}</text:p>
      <text:p text:style-name="P40"/>
      <text:p text:style-name="P31"><text:span text:style-name="T36"><text:s/></text:span><text:span text:style-name="T30">Flexing Forms </text:span><text:span text:style-name="T25">250 PTS</text:span></text:p>
      <text:p text:style-name="P47">Let's have our form fields take up as much space as they can by growing their containers</text:p>
      <text:p text:style-name="P41"><text:span text:style-name="T4">Use the flexbox property and value to have </text:span><text:span text:style-name="Source_20_Text"><text:span text:style-name="T13">.fieldset</text:span></text:span><text:span text:style-name="T4"> grow.</text:span></text:p>
      <text:p text:style-name="P41"><text:span text:style-name="T2">We want the city input in our form to have as much space as possible for people to read what they are inputting. So, let's make sure it doesn't get smaller.</text:span><text:span text:style-name="T4"> </text:span></text:p>
      <text:p text:style-name="P41"><text:span text:style-name="T4">Use the flexbox property and value to set </text:span><text:span text:style-name="Source_20_Text"><text:span text:style-name="T13">.fieldset-city</text:span></text:span><text:span text:style-name="T4"> to not shrink.</text:span></text:p>
      <text:p text:style-name="P30"><text:line-break/></text:p>
      <text:p text:style-name="P37"/>
      <text:p text:style-name="P37">form {</text:p>
      <text:p text:style-name="P37"><text:s text:c="2"/>max-width: 700px;</text:p>
      <text:p text:style-name="P37"><text:s text:c="2"/>padding: 0 20px 20px 20px;</text:p>
      <text:p text:style-name="P37">}</text:p>
      <text:p text:style-name="P37"/>
      <text:p text:style-name="P37">input,</text:p>
      <text:p text:style-name="P37">label {</text:p>
      <text:p text:style-name="P37"><text:s text:c="2"/>display: block;</text:p>
      <text:p text:style-name="P37"><text:s text:c="2"/>width: 100%;</text:p>
      <text:p text:style-name="P37"><text:soft-page-break/>}</text:p>
      <text:p text:style-name="P37"/>
      <text:p text:style-name="P37">label {</text:p>
      <text:p text:style-name="P37"><text:s text:c="2"/>font-weight: bold;</text:p>
      <text:p text:style-name="P37"><text:s text:c="2"/>margin-bottom: 5px;</text:p>
      <text:p text:style-name="P37">}</text:p>
      <text:p text:style-name="P37"/>
      <text:p text:style-name="P37">input,</text:p>
      <text:p text:style-name="P37">select {</text:p>
      <text:p text:style-name="P37"><text:s text:c="2"/>background: #f9f9f9;</text:p>
      <text:p text:style-name="P37"><text:s text:c="2"/>border: 1px solid #e5e5e5;</text:p>
      <text:p text:style-name="P37"><text:s text:c="2"/>border-radius: 8px;</text:p>
      <text:p text:style-name="P37"><text:s text:c="2"/>box-shadow: inset 0 1px 1px #e1e1e1;</text:p>
      <text:p text:style-name="P37"><text:s text:c="2"/>font-size: 16px;</text:p>
      <text:p text:style-name="P37"><text:s text:c="2"/>padding: 8px;</text:p>
      <text:p text:style-name="P37">}</text:p>
      <text:p text:style-name="P37"/>
      <text:p text:style-name="P37">.select-state {</text:p>
      <text:p text:style-name="P37"><text:s text:c="2"/>width: 100%;</text:p>
      <text:p text:style-name="P37">}</text:p>
      <text:p text:style-name="P37"/>
      <text:p text:style-name="P37">.fieldset {</text:p>
      <text:p text:style-name="P37"><text:s text:c="4"/>flex-grow: 1;</text:p>
      <text:p text:style-name="P37"><text:s text:c="2"/>margin-top: 20px;</text:p>
      <text:p text:style-name="P37">}</text:p>
      <text:p text:style-name="P37"/>
      <text:p text:style-name="P37">.fieldsets-group {</text:p>
      <text:p text:style-name="P37"><text:s text:c="2"/>display: flex;</text:p>
      <text:p text:style-name="P37"><text:s text:c="2"/>justify-content: space-between;</text:p>
      <text:p text:style-name="P37">}</text:p>
      <text:p text:style-name="P37"><text:soft-page-break/></text:p>
      <text:p text:style-name="P37">.fieldset-1of2 + .fieldset-1of2 {</text:p>
      <text:p text:style-name="P37"><text:s text:c="2"/>margin-left: 30px;</text:p>
      <text:p text:style-name="P37">}</text:p>
      <text:p text:style-name="P38">.fieldset-city {</text:p>
      <text:p text:style-name="P42"><text:span text:style-name="T4"><text:s text:c="2"/></text:span><text:span text:style-name="T7">flex-shrink: 0;</text:span></text:p>
      <text:p text:style-name="P38">}</text:p>
      <text:p text:style-name="P38"/>
      <text:p text:style-name="P38"/>
      <text:p text:style-name="P37">.fieldset-state {</text:p>
      <text:p text:style-name="P37"><text:s text:c="2"/>padding-right: 15px;</text:p>
      <text:p text:style-name="P37">}</text:p>
      <text:p text:style-name="P37"/>
      <text:p text:style-name="P37">.fieldset-zip {</text:p>
      <text:p text:style-name="P37"><text:s text:c="2"/>padding-left: 15px;</text:p>
      <text:p text:style-name="P37">}</text:p>
      <text:p text:style-name="P37"/>
      <text:p text:style-name="P37">@media screen and (min-width: 600px) {</text:p>
      <text:p text:style-name="P37"/>
      <text:p text:style-name="P37"><text:s text:c="2"/>.fieldset-state {</text:p>
      <text:p text:style-name="P37"><text:s text:c="4"/>padding-left: 30px;</text:p>
      <text:p text:style-name="P37"><text:s text:c="2"/>}</text:p>
      <text:p text:style-name="P37"/>
      <text:p text:style-name="P37">}</text:p>
      <text:p text:style-name="P37"/>
      <text:p text:style-name="P37">.signIn-container {</text:p>
      <text:p text:style-name="P37"><text:s text:c="2"/>align-items: center;</text:p>
      <text:p text:style-name="P37"><text:s text:c="2"/>background: #fcfaff;</text:p>
      <text:p text:style-name="P37"><text:s text:c="2"/>display: flex;</text:p>
      <text:p text:style-name="P37"><text:s text:c="2"/>justify-content: center;</text:p>
      <text:p text:style-name="P37"><text:soft-page-break/><text:s text:c="2"/>min-height: 600px;</text:p>
      <text:p text:style-name="P37">}</text:p>
      <text:p text:style-name="P37"/>
      <text:p text:style-name="P37">.form-signIn {</text:p>
      <text:p text:style-name="P37"><text:s text:c="2"/>background: #ffffff;</text:p>
      <text:p text:style-name="P37"><text:s text:c="2"/>border: 1px solid #e5e5e5;</text:p>
      <text:p text:style-name="P37"><text:s text:c="2"/>border-radius: 4px;</text:p>
      <text:p text:style-name="P37"><text:s text:c="2"/>max-width: 360px;</text:p>
      <text:p text:style-name="P37"><text:s text:c="2"/>padding: 10px 30px 30px 30px;</text:p>
      <text:p text:style-name="P37">}</text:p>
      <text:p text:style-name="P37"/>
      <text:p text:style-name="P37">.btn-signIn {</text:p>
      <text:p text:style-name="P37"><text:s text:c="2"/>margin-top: 24px;</text:p>
      <text:p text:style-name="P37">}</text:p>
      <text:p text:style-name="P37"/>
      <text:p text:style-name="P37">.fieldset-signIn {</text:p>
      <text:p text:style-name="P37"><text:s text:c="2"/>display: flex;</text:p>
      <text:p text:style-name="P37">}</text:p>
      <text:p text:style-name="P37"/>
      <text:p text:style-name="P37">.fieldset-icon {</text:p>
      <text:p text:style-name="P37"><text:s text:c="2"/>align-items: center;</text:p>
      <text:p text:style-name="P37"><text:s text:c="2"/>border: 1px solid #e5e5e5;</text:p>
      <text:p text:style-name="P37"><text:s text:c="2"/>border-right: 0;</text:p>
      <text:p text:style-name="P37"><text:s text:c="2"/>border-radius: 8px 0 0 8px;</text:p>
      <text:p text:style-name="P37"><text:s text:c="2"/>display: flex;</text:p>
      <text:p text:style-name="P37"><text:s text:c="2"/>padding: 0 8px;</text:p>
      <text:p text:style-name="P37">}</text:p>
      <text:p text:style-name="P37"/>
      <text:p text:style-name="P37">.fieldset-signIn input {</text:p>
      <text:p text:style-name="P37"><text:s text:c="2"/>border-radius: 0 8px 8px 0;</text:p>
      <text:p text:style-name="P37"><text:soft-page-break/>}</text:p>
      <text:p text:style-name="P37"/>
      <text:p text:style-name="P37">@media screen and (min-width: 420px) {</text:p>
      <text:p text:style-name="P37"><text:s text:c="2"/>.fieldset-signIn {</text:p>
      <text:p text:style-name="P37"><text:s text:c="4"/>min-width: 280px;</text:p>
      <text:p text:style-name="P37"><text:s text:c="2"/>}</text:p>
      <text:p text:style-name="P37">}</text:p>
      <text:p text:style-name="P30"><text:line-break/><text:span text:style-name="T1">We're going to refactor our media component to use </text:span><text:span text:style-name="Source_20_Text"><text:span text:style-name="T16">flex-basis</text:span></text:span><text:span text:style-name="T10"> </text:span><text:span text:style-name="T1">for the widths. We started by removing the CSS widths for the image. When the screen size is at least </text:span><text:span text:style-name="Source_20_Text"><text:span text:style-name="T16">500px</text:span></text:span><text:span text:style-name="T1">, we want the image to be </text:span><text:span text:style-name="Source_20_Text"><text:span text:style-name="T16">40%</text:span></text:span><text:span text:style-name="T10"> </text:span><text:span text:style-name="T1">and the content to be </text:span><text:span text:style-name="Source_20_Text"><text:span text:style-name="T16">60%</text:span></text:span><text:span text:style-name="T1">.</text:span> </text:p>
      <text:p text:style-name="P44"><text:span text:style-name="T4">Use the flexbox property and value to set </text:span><text:span text:style-name="Source_20_Text"><text:span text:style-name="T13">.media-img</text:span></text:span><text:span text:style-name="T4"> to </text:span><text:span text:style-name="Source_20_Text"><text:span text:style-name="T13">40%</text:span></text:span><text:span text:style-name="T4">.</text:span></text:p>
      <text:p text:style-name="P30"><text:line-break/><text:span text:style-name="T37">.media {</text:span></text:p>
      <text:p text:style-name="P24"><text:s text:c="2"/>align-items: center;</text:p>
      <text:p text:style-name="P24"><text:s text:c="2"/>background: #ffffff;</text:p>
      <text:p text:style-name="P24"><text:s text:c="2"/>border: 1px solid #e5e5e5;</text:p>
      <text:p text:style-name="P24"><text:s text:c="2"/>display: flex;</text:p>
      <text:p text:style-name="P24"><text:s text:c="2"/>flex-wrap: wrap;</text:p>
      <text:p text:style-name="P24"><text:s text:c="2"/>max-width: 600px;</text:p>
      <text:p text:style-name="P24">}</text:p>
      <text:p text:style-name="P24"/>
      <text:p text:style-name="P24">.media-content {</text:p>
      <text:p text:style-name="P24"><text:s text:c="2"/>padding: 20px;</text:p>
      <text:p text:style-name="P24">}</text:p>
      <text:p text:style-name="P24"/>
      <text:p text:style-name="P24">.media-img-container {</text:p>
      <text:p text:style-name="P24"><text:s text:c="2"/>padding: 20px 20px 0 20px;</text:p>
      <text:p text:style-name="P24">}</text:p>
      <text:p text:style-name="P24"/>
      <text:p text:style-name="P24">.media-img-item {</text:p>
      <text:p text:style-name="P24"><text:soft-page-break/><text:s text:c="2"/>width: 100%;</text:p>
      <text:p text:style-name="P24">}</text:p>
      <text:p text:style-name="P24"/>
      <text:p text:style-name="P24">.media-meta,</text:p>
      <text:p text:style-name="P24">.media-title,</text:p>
      <text:p text:style-name="P24">.media-description {</text:p>
      <text:p text:style-name="P24"><text:s text:c="2"/>margin: 0;</text:p>
      <text:p text:style-name="P24"><text:s text:c="2"/>padding: 0;</text:p>
      <text:p text:style-name="P24">}</text:p>
      <text:p text:style-name="P24"/>
      <text:p text:style-name="P24">.media-description {</text:p>
      <text:p text:style-name="P24"><text:s text:c="2"/>margin-top: 4px;</text:p>
      <text:p text:style-name="P24">}</text:p>
      <text:p text:style-name="P24"/>
      <text:p text:style-name="P24">.media-meta {</text:p>
      <text:p text:style-name="P24"><text:s text:c="2"/>display: flex;</text:p>
      <text:p text:style-name="P24"><text:s text:c="2"/>justify-content: space-around;</text:p>
      <text:p text:style-name="P24"><text:s text:c="2"/>margin-top: 20px;</text:p>
      <text:p text:style-name="P24">}</text:p>
      <text:p text:style-name="P24"/>
      <text:p text:style-name="P24">.media-meta-item {</text:p>
      <text:p text:style-name="P24"><text:s text:c="2"/>list-style: none;</text:p>
      <text:p text:style-name="P24"><text:s text:c="2"/>margin: 0;</text:p>
      <text:p text:style-name="P24">}</text:p>
      <text:p text:style-name="P24"/>
      <text:p text:style-name="P24">.media-meta-item + .media-meta-item {</text:p>
      <text:p text:style-name="P24"><text:s text:c="2"/>margin-left: 20px;</text:p>
      <text:p text:style-name="P24">}</text:p>
      <text:p text:style-name="P24"/>
      <text:p text:style-name="P24">.media-meta-label {</text:p>
      <text:p text:style-name="P24"><text:soft-page-break/><text:s text:c="2"/>font-size: 12px;</text:p>
      <text:p text:style-name="P24"><text:s text:c="2"/>text-transform: uppercase;</text:p>
      <text:p text:style-name="P24">}</text:p>
      <text:p text:style-name="P24"/>
      <text:p text:style-name="P24">@media screen and (min-width: 500px) {</text:p>
      <text:p text:style-name="P24"/>
      <text:p text:style-name="P24"><text:s text:c="2"/>.media {</text:p>
      <text:p text:style-name="P24"><text:s text:c="4"/>flex-wrap: nowrap;</text:p>
      <text:p text:style-name="P24"><text:s text:c="2"/>}</text:p>
      <text:p text:style-name="P24"/>
      <text:p text:style-name="P24"><text:s text:c="2"/>.media-img {</text:p>
      <text:p text:style-name="P24"><text:tab/><text:span text:style-name="T35"> <text:s text:c="5"/>flex-basis: 40%;</text:span></text:p>
      <text:p text:style-name="P24"><text:s text:c="2"/>}</text:p>
      <text:p text:style-name="P24"/>
      <text:p text:style-name="P24"><text:s text:c="2"/>.media-content {</text:p>
      <text:p text:style-name="P24"><text:s text:c="4"/><text:span text:style-name="T35">flex-basis: 60%;</text:span></text:p>
      <text:p text:style-name="P24"><text:s text:c="2"/>}</text:p>
      <text:p text:style-name="P24"/>
      <text:p text:style-name="P24">}</text:p>
      <text:p text:style-name="P12"/>
      <text:p text:style-name="P25"><text:span text:style-name="T2">We set up a pricing grid and aligned the pricing items to the center. However, we want the featured product to revert to its default so that it fills the height.</text:span><text:span text:style-name="T4"> </text:span></text:p>
      <text:p text:style-name="P25"><text:span text:style-name="T4">Use the flexbox property and value to have </text:span><text:span text:style-name="Source_20_Text"><text:span text:style-name="T13">.pricing-featured</text:span></text:span><text:span text:style-name="T4"> fill all of the available height.</text:span></text:p>
      <text:p text:style-name="P30"><text:line-break/><text:span text:style-name="T8">&lt;div class='pricing-container'&gt;</text:span></text:p>
      <text:p text:style-name="P13"><text:s text:c="2"/>&lt;section class='pricing'&gt;</text:p>
      <text:p text:style-name="P13"><text:s text:c="4"/>&lt;div class='pricing-item'&gt;</text:p>
      <text:p text:style-name="P13"><text:s text:c="6"/>&lt;h4 class='pricing-title'&gt;Pricing Tier One&lt;/h4&gt;</text:p>
      <text:p text:style-name="P13"><text:s text:c="6"/>&lt;p class='pricing-description'&gt;This is information about the first level pricing tier.&lt;/p&gt;</text:p>
      <text:p text:style-name="P13"><text:s text:c="6"/>&lt;a href='btn'&gt;Buy Now&lt;/a&gt;</text:p>
      <text:p text:style-name="P13"><text:soft-page-break/><text:s text:c="4"/>&lt;/div&gt;</text:p>
      <text:p text:style-name="P13"><text:s text:c="4"/>&lt;div class='pricing-item pricing-featured'&gt;</text:p>
      <text:p text:style-name="P13"><text:s text:c="6"/>&lt;h4 class='pricing-title'&gt;Pricing Tier Two&lt;/h4&gt;</text:p>
      <text:p text:style-name="P13"><text:s text:c="6"/>&lt;p class='pricing-description'&gt;This is information about the first level pricing tier.&lt;/p&gt;</text:p>
      <text:p text:style-name="P13"><text:s text:c="6"/>&lt;a href='btn'&gt;Buy Now&lt;/a&gt;</text:p>
      <text:p text:style-name="P13"><text:s text:c="4"/>&lt;/div&gt;</text:p>
      <text:p text:style-name="P13"><text:s text:c="4"/>&lt;div class='pricing-item'&gt;</text:p>
      <text:p text:style-name="P13"><text:s text:c="6"/>&lt;h4 class='pricing-title'&gt;Pricing Tier Three&lt;/h4&gt;</text:p>
      <text:p text:style-name="P13"><text:s text:c="6"/>&lt;p class='pricing-description'&gt;This is information about the first level pricing tier.&lt;/p&gt;</text:p>
      <text:p text:style-name="P13"><text:s text:c="6"/>&lt;a href='btn'&gt;Buy Now&lt;/a&gt;</text:p>
      <text:p text:style-name="P13"><text:s text:c="4"/>&lt;/div&gt;</text:p>
      <text:p text:style-name="P13"><text:s text:c="2"/>&lt;/section&gt;</text:p>
      <text:p text:style-name="P13">&lt;/div&gt; </text:p>
      <text:p text:style-name="P13">.pricing-container {</text:p>
      <text:p text:style-name="P13"><text:s text:c="2"/>align-items: center;</text:p>
      <text:p text:style-name="P13"><text:s text:c="2"/>background: #fcfaff;</text:p>
      <text:p text:style-name="P13"><text:s text:c="2"/>display: flex;</text:p>
      <text:p text:style-name="P13"><text:s text:c="2"/>justify-content: center;</text:p>
      <text:p text:style-name="P13"><text:s text:c="2"/>min-height: 300px;</text:p>
      <text:p text:style-name="P13"><text:s text:c="2"/>padding: 0 20px;</text:p>
      <text:p text:style-name="P13">}</text:p>
      <text:p text:style-name="P13"/>
      <text:p text:style-name="P13">.pricing {</text:p>
      <text:p text:style-name="P13"><text:s text:c="2"/>align-items: center;</text:p>
      <text:p text:style-name="P13"><text:s text:c="2"/>display: flex;</text:p>
      <text:p text:style-name="P13"><text:s text:c="2"/>justify-content: center;</text:p>
      <text:p text:style-name="P13"><text:s text:c="2"/>min-height: 220px;</text:p>
      <text:p text:style-name="P13">}</text:p>
      <text:p text:style-name="P13"/>
      <text:p text:style-name="P13">.pricing-item {</text:p>
      <text:p text:style-name="P13"><text:soft-page-break/><text:s text:c="2"/>align-items: center;</text:p>
      <text:p text:style-name="P13"><text:s text:c="2"/>align-self: center;</text:p>
      <text:p text:style-name="P13"><text:s text:c="2"/>background: #ffffff;</text:p>
      <text:p text:style-name="P13"><text:s text:c="2"/>border: 1 px solid #e5e5e5;</text:p>
      <text:p text:style-name="P13"><text:s text:c="2"/>border-radius: 4px;</text:p>
      <text:p text:style-name="P13"><text:s text:c="2"/>display: flex;</text:p>
      <text:p text:style-name="P13"><text:s text:c="2"/>flex-basis: 250px;</text:p>
      <text:p text:style-name="P13"><text:s text:c="2"/>flex-direction: column;</text:p>
      <text:p text:style-name="P13"><text:s text:c="2"/>justify-content: center;</text:p>
      <text:p text:style-name="P13"><text:s text:c="2"/>padding: 30px;</text:p>
      <text:p text:style-name="P13">}</text:p>
      <text:p text:style-name="P13"/>
      <text:p text:style-name="P13">.pricing-featured {</text:p>
      <text:p text:style-name="P30"><text:span text:style-name="T8"><text:s text:c="2"/></text:span><text:span text:style-name="T4"><text:s text:c="2"/></text:span><text:span text:style-name="T17">align-self</text:span><text:span text:style-name="T12">: </text:span><text:span text:style-name="T18">stretch</text:span><text:span text:style-name="T12">;</text:span></text:p>
      <text:p text:style-name="P30"><text:line-break/></text:p>
      <text:p text:style-name="P13"><text:s text:c="2"/>box-shadow: 0 4px 8px #f2e9ff;</text:p>
      <text:p text:style-name="P13"><text:s text:c="2"/>position: relative;</text:p>
      <text:p text:style-name="P13"><text:s text:c="2"/>z-index: 1;</text:p>
      <text:p text:style-name="P13">}</text:p>
      <text:p text:style-name="P13"/>
      <text:p text:style-name="P13">.pricing-title {</text:p>
      <text:p text:style-name="P13"><text:s text:c="2"/>margin: 0;</text:p>
      <text:p text:style-name="P13">}</text:p>
      <text:p text:style-name="P13"/>
      <text:p text:style-name="P13">.pricing-description {</text:p>
      <text:p text:style-name="P13"><text:s text:c="2"/>line-height: 1.4;</text:p>
      <text:p text:style-name="P13"><text:s text:c="2"/>margin: 5px 0 10px;</text:p>
      <text:p text:style-name="P13">}</text:p>
      <text:p text:style-name="P30"><text:line-break/><text:span text:style-name="T1">We set up a base layout structure for the site by wrapping our </text:span><text:span text:style-name="Source_20_Text"><text:span text:style-name="T16">header</text:span></text:span><text:span text:style-name="T1">, </text:span><text:span text:style-name="Source_20_Text"><text:span text:style-name="T16">main</text:span></text:span><text:span text:style-name="T1">, </text:span><text:soft-page-break/><text:span text:style-name="T1">and </text:span><text:span text:style-name="Source_20_Text"><text:span text:style-name="T16">footer</text:span></text:span><text:span text:style-name="T1"> sections. We want the items to have space between them, but at the moment they are stretching to fill the container.</text:span></text:p>
      <text:p text:style-name="P48"><text:a xlink:type="simple" xlink:href="http://campus.codeschool.com/courses/cracking-the-case-with-flexbox/" text:style-name="Internet_20_link" text:visited-style-name="Visited_20_Internet_20_Link"><text:span text:style-name="T19">Help Me</text:span></text:a></text:p>
      <text:p text:style-name="P45">Use the flexbox property and value to align wrapped items to have space between them.</text:p>
      <text:p text:style-name="P30"><text:line-break/><text:span text:style-name="T38">&lt;body&gt;</text:span></text:p>
      <text:p text:style-name="P26"><text:s text:c="2"/>&lt;header&gt;Header&lt;/header&gt;</text:p>
      <text:p text:style-name="P26"><text:s text:c="2"/>&lt;main&gt;Main&lt;/main&gt;</text:p>
      <text:p text:style-name="P26"><text:s text:c="2"/>&lt;footer&gt;Footer&lt;/footer&gt;</text:p>
      <text:p text:style-name="P26">&lt;/body&gt;</text:p>
      <text:p text:style-name="P26">body {</text:p>
      <text:p text:style-name="P26"><text:s text:c="4"/>align-content: space-between;</text:p>
      <text:p text:style-name="P26"><text:s text:c="2"/>background: #fcfaff;</text:p>
      <text:p text:style-name="P26"><text:s text:c="2"/>display: flex;</text:p>
      <text:p text:style-name="P26"><text:s text:c="2"/>flex-wrap: wrap;</text:p>
      <text:p text:style-name="P26"><text:s text:c="2"/>min-height: 400px;</text:p>
      <text:p text:style-name="P26">}</text:p>
      <text:p text:style-name="P26"/>
      <text:p text:style-name="P26">header,</text:p>
      <text:p text:style-name="P26">main,</text:p>
      <text:p text:style-name="P26">footer {</text:p>
      <text:p text:style-name="P26"><text:s text:c="2"/>flex-basis: 100%;</text:p>
      <text:p text:style-name="P26"><text:s text:c="2"/>padding: 10px;</text:p>
      <text:p text:style-name="P26">}</text:p>
      <text:p text:style-name="P26"/>
      <text:p text:style-name="P26">header,</text:p>
      <text:p text:style-name="P26">footer {</text:p>
      <text:p text:style-name="P26"><text:s text:c="2"/>background: #fff;</text:p>
      <text:p text:style-name="P26">}</text:p>
      <text:p text:style-name="P26"><text:soft-page-break/></text:p>
      <text:p text:style-name="P26">header {</text:p>
      <text:p text:style-name="P26"><text:s text:c="2"/>border-bottom: 1px solid #e5e5e5;</text:p>
      <text:p text:style-name="P26">}</text:p>
      <text:p text:style-name="P26"/>
      <text:p text:style-name="P26">footer {</text:p>
      <text:p text:style-name="P26"><text:s text:c="2"/>border-top: 1px solid #e5e5e5;</text:p>
      <text:p text:style-name="P26">}</text:p>
      <text:p text:style-name="P26"/>
      <text:p text:style-name="P26"><text:span text:style-name="T1">In addition to the current properties, we want to set</text:span><text:span text:style-name="Source_20_Text"><text:span text:style-name="T16">.fieldset-city</text:span></text:span><text:span text:style-name="T10"> </text:span><text:span text:style-name="T1">to </text:span><text:span text:style-name="Source_20_Text"><text:span text:style-name="T16">flex-grow: 1;</text:span></text:span><text:span text:style-name="T1">. To save some characters, let's use the </text:span><text:span text:style-name="Source_20_Text"><text:span text:style-name="T16">flex</text:span></text:span><text:span text:style-name="T10"> </text:span><text:span text:style-name="T1">property.</text:span> </text:p>
      <text:p text:style-name="P27">.fieldset-city {</text:p>
      <text:p text:style-name="P27"><text:s/><text:span text:style-name="T35">flex: 1 0 100%;</text:span></text:p>
      <text:p text:style-name="P27"><text:s text:c="2"/><text:span text:style-name="T39">flex-basis: 100%;</text:span></text:p>
      <text:p text:style-name="P28"><text:s text:c="2"/>flex-shrink: 0;</text:p>
      <text:p text:style-name="P27">}</text:p>
      <text:p text:style-name="P27"/>
      <text:p text:style-name="P27"><text:span text:style-name="T1">We want to share an answer on Stack Overflow, but we know that not everyone can use shorthand. Let's refactor this to the full properties and values</text:span> </text:p>
      <text:p text:style-name="P27"><text:span text:style-name="T3">Refactor the example to use the full properties instead of shorthand.</text:span> </text:p>
      <text:p text:style-name="P29">&lt;section class='list-quad'&gt;</text:p>
      <text:p text:style-name="P29"><text:s text:c="2"/>&lt;div class='example'&gt;Item 1&lt;/div&gt;</text:p>
      <text:p text:style-name="P29"><text:s text:c="2"/>&lt;div class='example'&gt;Item 2&lt;/div&gt;</text:p>
      <text:p text:style-name="P29"><text:s text:c="2"/>&lt;div class='example'&gt;Item 3&lt;/div&gt;</text:p>
      <text:p text:style-name="P29"><text:s text:c="2"/>&lt;div class='example'&gt;Item 4&lt;/div&gt;</text:p>
      <text:p text:style-name="P29">&lt;/section&gt;</text:p>
      <text:p text:style-name="P29">.example {</text:p>
      <text:p text:style-name="P29"><text:s text:c="2"/>flex: 1 25%; <text:s/></text:p>
      <text:p text:style-name="P29">}</text:p>
      <text:p text:style-name="P29"/>
      <text:p text:style-name="P29"><text:soft-page-break/>.list-quad {</text:p>
      <text:p text:style-name="P29"><text:s text:c="2"/>display: flex;</text:p>
      <text:p text:style-name="P29">}</text:p>
      <text:p text:style-name="P29"/>
      <text:p text:style-name="P22">.example {</text:p>
      <text:p text:style-name="P22"><text:s text:c="2"/>flex-grow: 1 ;</text:p>
      <text:p text:style-name="P22"><text:s text:c="2"/>flex-shinrk:1;</text:p>
      <text:p text:style-name="P22"><text:s text:c="2"/>flex-basis: 25%;</text:p>
      <text:p text:style-name="P22">}</text:p>
      <text:p text:style-name="P22"/>
      <text:p text:style-name="P30">There may be a need to display media objects with the text first on small screens. We set it up, but it's so many characters! Let's use the shorthand.</text:p>
      <text:p text:style-name="P31"><text:span text:style-name="T3">Use shorthand for the </text:span><text:span text:style-name="Source_20_Text"><text:span text:style-name="T13">.media--reverse</text:span></text:span><text:span text:style-name="T10"> </text:span><text:span text:style-name="T3">class for small sc</text:span><text:span text:style-name="T9">.</text:span></text:p>
      <text:p text:style-name="P31"><text:span text:style-name="T9">The selector </text:span><text:span text:style-name="Source_20_Text"><text:span text:style-name="T15">.media--reverse</text:span></text:span><text:span text:style-name="T9"> should have a a shorthand </text:span><text:span text:style-name="Source_20_Text"><text:span text:style-name="T15">flex-flow</text:span></text:span><text:span text:style-name="T9"> property instead of </text:span><text:span text:style-name="Source_20_Text"><text:span text:style-name="T15">flex-direction</text:span></text:span><text:span text:style-name="T9"> and </text:span><text:span text:style-name="Source_20_Text"><text:span text:style-name="T15">flex-wrap</text:span></text:span><text:span text:style-name="T9"> </text:span></text:p>
      <text:p text:style-name="P39"/>
      <text:p text:style-name="P39">media {</text:p>
      <text:p text:style-name="P39"><text:s text:c="2"/>align-items: center;</text:p>
      <text:p text:style-name="P39"><text:s text:c="2"/>background: #ffffff;</text:p>
      <text:p text:style-name="P39"><text:s text:c="2"/>border: 1px solid #e5e5e5;</text:p>
      <text:p text:style-name="P39"><text:s text:c="2"/>display: flex;</text:p>
      <text:p text:style-name="P39"><text:s text:c="2"/>flex-wrap: wrap;</text:p>
      <text:p text:style-name="P39"><text:s text:c="2"/>max-width: 600px;</text:p>
      <text:p text:style-name="P39">}</text:p>
      <text:p text:style-name="P39"/>
      <text:p text:style-name="P39">.media--reverse {</text:p>
      <text:p text:style-name="P39"><text:s text:c="2"/>flex-direction: column-reverse;</text:p>
      <text:p text:style-name="P39"><text:s text:c="2"/>flex-wrap: wrap;</text:p>
      <text:p text:style-name="P39">}</text:p>
      <text:p text:style-name="P39"/>
      <text:p text:style-name="P39">.media-content {</text:p>
      <text:p text:style-name="P39"><text:soft-page-break/><text:s text:c="2"/>padding: 20px;</text:p>
      <text:p text:style-name="P39">}</text:p>
      <text:p text:style-name="P39"/>
      <text:p text:style-name="P39">.media-img-container {</text:p>
      <text:p text:style-name="P39"><text:s text:c="2"/>padding: 20px 20px 0 20px;</text:p>
      <text:p text:style-name="P39">}</text:p>
      <text:p text:style-name="P39"/>
      <text:p text:style-name="P39">.media-img-item {</text:p>
      <text:p text:style-name="P39"><text:s text:c="2"/>width: 100%;</text:p>
      <text:p text:style-name="P39">}</text:p>
      <text:p text:style-name="P39"/>
      <text:p text:style-name="P39">.media-meta,</text:p>
      <text:p text:style-name="P39">.media-title,</text:p>
      <text:p text:style-name="P39">.media-description {</text:p>
      <text:p text:style-name="P39"><text:s text:c="2"/>margin: 0;</text:p>
      <text:p text:style-name="P39"><text:s text:c="2"/>padding: 0;</text:p>
      <text:p text:style-name="P39">}</text:p>
      <text:p text:style-name="P39"/>
      <text:p text:style-name="P39">.media-description {</text:p>
      <text:p text:style-name="P39"><text:s text:c="2"/>margin-top: 4px;</text:p>
      <text:p text:style-name="P39">}</text:p>
      <text:p text:style-name="P39"/>
      <text:p text:style-name="P39">.media-meta {</text:p>
      <text:p text:style-name="P39"><text:s text:c="2"/>display: flex;</text:p>
      <text:p text:style-name="P39"><text:s text:c="2"/>justify-content: space-around;</text:p>
      <text:p text:style-name="P39"><text:s text:c="2"/>margin-top: 20px;</text:p>
      <text:p text:style-name="P39">}</text:p>
      <text:p text:style-name="P39"/>
      <text:p text:style-name="P39">.media-meta-item {</text:p>
      <text:p text:style-name="P39"><text:s text:c="2"/>list-style: none;</text:p>
      <text:p text:style-name="P39"><text:soft-page-break/><text:s text:c="2"/>margin: 0;</text:p>
      <text:p text:style-name="P39">}</text:p>
      <text:p text:style-name="P39"/>
      <text:p text:style-name="P39">.media-meta-item + .media-meta-item {</text:p>
      <text:p text:style-name="P39"><text:s text:c="2"/>margin-left: 20px;</text:p>
      <text:p text:style-name="P39">}</text:p>
      <text:p text:style-name="P39"/>
      <text:p text:style-name="P39">.media-meta-label {</text:p>
      <text:p text:style-name="P39"><text:s text:c="2"/>font-size: 12px;</text:p>
      <text:p text:style-name="P39"><text:s text:c="2"/>text-transform: uppercase;</text:p>
      <text:p text:style-name="P39">}</text:p>
      <text:p text:style-name="P39"/>
      <text:p text:style-name="P39">@media screen and (min-width: 500px) {</text:p>
      <text:p text:style-name="P39"/>
      <text:p text:style-name="P39"><text:s text:c="2"/>.media {</text:p>
      <text:p text:style-name="P39"><text:s text:c="4"/>flex-wrap: nowrap;</text:p>
      <text:p text:style-name="P39"><text:s text:c="2"/>}</text:p>
      <text:p text:style-name="P39"/>
      <text:p text:style-name="P39"><text:s text:c="2"/>.media--reverse {</text:p>
      <text:p text:style-name="P39"><text:s text:c="4"/>flex-direction: row;</text:p>
      <text:p text:style-name="P39"><text:s text:c="4"/>flex-wrap: wrap;</text:p>
      <text:p text:style-name="P39"><text:s text:c="2"/>}</text:p>
      <text:p text:style-name="P39"/>
      <text:p text:style-name="P39"><text:s text:c="2"/>.media-img {</text:p>
      <text:p text:style-name="P39"><text:s text:c="4"/>flex-basis: 40%;</text:p>
      <text:p text:style-name="P39"><text:s text:c="2"/>}</text:p>
      <text:p text:style-name="P39"/>
      <text:p text:style-name="P39"><text:s text:c="2"/>.media-content {</text:p>
      <text:p text:style-name="P39"><text:s text:c="4"/>flex-basis: 60%;</text:p>
      <text:p text:style-name="P39"><text:s text:c="2"/>}</text:p>
      <text:p text:style-name="P39"><text:soft-page-break/></text:p>
      <text:p text:style-name="P31"><text:span text:style-name="T9">}</text:span><text:span text:style-name="T3">reens.</text:span> </text:p>
      <text:p text:style-name="P43">&lt;div class='media media--reverse'&gt;</text:p>
      <text:p text:style-name="P43"><text:s text:c="2"/>&lt;div class='media-img'&gt;</text:p>
      <text:p text:style-name="P43"><text:s text:c="4"/>&lt;img class='db media-img-item' src='assets/images/placeholder.png' width='300'&gt;</text:p>
      <text:p text:style-name="P43"><text:s text:c="2"/>&lt;/div&gt;</text:p>
      <text:p text:style-name="P43"><text:s text:c="2"/>&lt;div class='media-content'&gt;</text:p>
      <text:p text:style-name="P43"><text:s text:c="4"/>&lt;h3 class='media-title'&gt;Media Title&lt;/h3&gt;</text:p>
      <text:p text:style-name="P43"><text:s text:c="4"/>&lt;p class='media-description'&gt;</text:p>
      <text:p text:style-name="P43"><text:s text:c="6"/>This is a media paragraph that would contain details about whatever this item is about.</text:p>
      <text:p text:style-name="P43"><text:s text:c="4"/>&lt;/p&gt;</text:p>
      <text:p text:style-name="P43"><text:s text:c="4"/>&lt;ul class='media-meta'&gt;</text:p>
      <text:p text:style-name="P43"><text:s text:c="6"/>&lt;li class='media-meta-item'&gt;</text:p>
      <text:p text:style-name="P43"><text:s text:c="8"/>27</text:p>
      <text:p text:style-name="P43"><text:s text:c="8"/>&lt;span class='media-meta-label'&gt;Likes&lt;/span&gt;</text:p>
      <text:p text:style-name="P43"><text:s text:c="6"/>&lt;/li&gt;</text:p>
      <text:p text:style-name="P43"><text:s text:c="6"/>&lt;li class='media-meta-item'&gt;</text:p>
      <text:p text:style-name="P43"><text:s text:c="8"/>11</text:p>
      <text:p text:style-name="P43"><text:s text:c="8"/>&lt;span class='media-meta-label'&gt;Comments&lt;/small&gt;</text:p>
      <text:p text:style-name="P43"><text:s text:c="6"/>&lt;/li&gt;</text:p>
      <text:p text:style-name="P43"><text:s text:c="4"/>&lt;/ul&gt;</text:p>
      <text:p text:style-name="P43"><text:s text:c="2"/>&lt;/div&gt;</text:p>
      <text:p text:style-name="P43">&lt;/div&gt;</text:p>
      <text:p text:style-name="P3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, monospace"/>
    <style:font-face style:name="Helvetica Neue" svg:font-family="'Helvetica Neue', Helvetica, Arial, sans-serif"/>
    <style:font-face style:name="Monaco" svg:font-family="Monaco, monospace"/>
    <style:font-face style:name="Open Sans" svg:font-family="'Open Sans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left="0cm" fo:margin-right="0cm" fo:margin-top="0.247cm" fo:margin-bottom="0.212cm" loext:contextual-spacing="false" fo:text-indent="0.199cm" style:auto-text-indent="false" style:writing-mode="page"/>
      <style:text-properties fo:color="#ff0000" fo:font-size="101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049cm" fo:border="0.26pt solid #dd4814" style:shadow="none" style:writing-mode="page"/>
      <style:text-properties style:font-name="Liberation Mono" fo:font-family="'Liberation Mono'" style:font-family-generic="modern" style:font-pitch="fixed" fo:font-size="13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5:54:32.001000000</meta:creation-date>
    <dc:date>2017-01-27T16:40:21.209000000</dc:date>
    <meta:editing-duration>P1DT3H49M38S</meta:editing-duration>
    <meta:editing-cycles>8</meta:editing-cycles>
    <meta:generator>LibreOffice/5.2.3.3$Windows_x86 LibreOffice_project/d54a8868f08a7b39642414cf2c8ef2f228f780cf</meta:generator>
    <meta:document-statistic meta:table-count="0" meta:image-count="0" meta:object-count="0" meta:page-count="47" meta:paragraph-count="1202" meta:word-count="3340" meta:character-count="28686" meta:non-whitespace-character-count="23641"/>
  </office:meta>
</office:document-meta>
</file>